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4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4" table:default-cell-style-name="Default"/>
        <table:table-column table:style-name="co15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  <table:table-cell table:formula="of:=DEC2HEX([.D1])" office:value-type="string" office:string-value="E3308800" calcext:value-type="string">
            <text:p>E3308800</text:p>
          </table:table-cell>
          <table:table-cell table:formula="of:=BITLSHIFT([.H1];20)+BITLSHIFT([.J1];24)+BITLSHIFT([.L1];28)+BITLSHIFT([.S1];18)+BITLSHIFT([.Q1];16)+BITLSHIFT([.U1];14)+BITLSHIFT([.W1];12)+BITLSHIFT([.M1];11)+BITLSHIFT([.N1];10)+BITLSHIFT([.O1];9)+BITLSHIFT([.AA1];8)+BITLSHIFT([.X1];7)+BITLSHIFT([.Y1];6)+BITLSHIFT([.Z1];5)+BITLSHIFT([.AB1];4)" office:value-type="float" office:value="3811608576" calcext:value-type="float">
            <text:p>3811608576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1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)" office:value-type="string" office:string-value="1" calcext:value-type="string">
            <text:p>1</text:p>
          </table:table-cell>
          <table:table-cell table:formula="of:=DEC2HEX([.D2])" office:value-type="string" office:string-value="F3308800" calcext:value-type="string">
            <text:p>F3308800</text:p>
          </table:table-cell>
          <table:table-cell table:formula="of:=BITLSHIFT([.H2];20)+BITLSHIFT([.J2];24)+BITLSHIFT([.L2];28)+BITLSHIFT([.S2];18)+BITLSHIFT([.Q2];16)+BITLSHIFT([.U2];14)+BITLSHIFT([.W2];12)+BITLSHIFT([.M2];11)+BITLSHIFT([.N2];10)+BITLSHIFT([.O2];9)+BITLSHIFT([.AA2];8)+BITLSHIFT([.X2];7)+BITLSHIFT([.Y2];6)+BITLSHIFT([.Z2];5)+BITLSHIFT([.AB2];4)" office:value-type="float" office:value="4080044032" calcext:value-type="float">
            <text:p>4080044032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)" office:value-type="string" office:string-value="2" calcext:value-type="string">
            <text:p>2</text:p>
          </table:table-cell>
          <table:table-cell table:formula="of:=DEC2HEX([.D3])" office:value-type="string" office:string-value="43308800" calcext:value-type="string">
            <text:p>43308800</text:p>
          </table:table-cell>
          <table:table-cell table:formula="of:=BITLSHIFT([.H3];20)+BITLSHIFT([.J3];24)+BITLSHIFT([.L3];28)+BITLSHIFT([.S3];18)+BITLSHIFT([.Q3];16)+BITLSHIFT([.U3];14)+BITLSHIFT([.W3];12)+BITLSHIFT([.M3];11)+BITLSHIFT([.N3];10)+BITLSHIFT([.O3];9)+BITLSHIFT([.AA3];8)+BITLSHIFT([.X3];7)+BITLSHIFT([.Y3];6)+BITLSHIFT([.Z3];5)+BITLSHIFT([.AB3];4)" office:value-type="float" office:value="1127254016" calcext:value-type="float">
            <text:p>1127254016</text:p>
          </table:table-cell>
          <table:table-cell office:value-type="string" calcext:value-type="string">
            <text:p>reset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K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3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)" office:value-type="string" office:string-value="3" calcext:value-type="string">
            <text:p>3</text:p>
          </table:table-cell>
          <table:table-cell table:formula="of:=DEC2HEX([.D4])" office:value-type="string" office:string-value="53308800" calcext:value-type="string">
            <text:p>53308800</text:p>
          </table:table-cell>
          <table:table-cell table:formula="of:=BITLSHIFT([.H4];20)+BITLSHIFT([.J4];24)+BITLSHIFT([.L4];28)+BITLSHIFT([.S4];18)+BITLSHIFT([.Q4];16)+BITLSHIFT([.U4];14)+BITLSHIFT([.W4];12)+BITLSHIFT([.M4];11)+BITLSHIFT([.N4];10)+BITLSHIFT([.O4];9)+BITLSHIFT([.AA4];8)+BITLSHIFT([.X4];7)+BITLSHIFT([.Y4];6)+BITLSHIFT([.Z4];5)+BITLSHIFT([.AB4];4)" office:value-type="float" office:value="1395689472" calcext:value-type="float">
            <text:p>1395689472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K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4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table:formula="of:=DEC2HEX([.D5])" office:value-type="string" office:string-value="0" calcext:value-type="string">
            <text:p>0</text:p>
          </table:table-cell>
          <table:table-cell table:formula="of:=BITLSHIFT([.H5];20)+BITLSHIFT([.J5];24)+BITLSHIFT([.L5];28)+BITLSHIFT([.S5];18)+BITLSHIFT([.Q5];16)+BITLSHIFT([.U5];14)+BITLSHIFT([.W5];12)+BITLSHIFT([.M5];11)+BITLSHIFT([.N5];10)+BITLSHIFT([.O5];9)+BITLSHIFT([.AA5];8)+BITLSHIFT([.X5];7)+BITLSHIFT([.Y5];6)+BITLSHIFT([.Z5];5)+BITLSHIFT([.AB5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)" office:value-type="string" office:string-value="5" calcext:value-type="string">
            <text:p>5</text:p>
          </table:table-cell>
          <table:table-cell table:formula="of:=DEC2HEX([.D6])" office:value-type="string" office:string-value="44311800" calcext:value-type="string">
            <text:p>44311800</text:p>
          </table:table-cell>
          <table:table-cell table:formula="of:=BITLSHIFT([.H6];20)+BITLSHIFT([.J6];24)+BITLSHIFT([.L6];28)+BITLSHIFT([.S6];18)+BITLSHIFT([.Q6];16)+BITLSHIFT([.U6];14)+BITLSHIFT([.W6];12)+BITLSHIFT([.M6];11)+BITLSHIFT([.N6];10)+BITLSHIFT([.O6];9)+BITLSHIFT([.AA6];8)+BITLSHIFT([.X6];7)+BITLSHIFT([.Y6];6)+BITLSHIFT([.Z6];5)+BITLSHIFT([.AB6];4)" office:value-type="float" office:value="1144068096" calcext:value-type="float">
            <text:p>1144068096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6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6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)" office:value-type="string" office:string-value="6" calcext:value-type="string">
            <text:p>6</text:p>
          </table:table-cell>
          <table:table-cell table:formula="of:=DEC2HEX([.D7])" office:value-type="string" office:string-value="55311800" calcext:value-type="string">
            <text:p>55311800</text:p>
          </table:table-cell>
          <table:table-cell table:formula="of:=BITLSHIFT([.H7];20)+BITLSHIFT([.J7];24)+BITLSHIFT([.L7];28)+BITLSHIFT([.S7];18)+BITLSHIFT([.Q7];16)+BITLSHIFT([.U7];14)+BITLSHIFT([.W7];12)+BITLSHIFT([.M7];11)+BITLSHIFT([.N7];10)+BITLSHIFT([.O7];9)+BITLSHIFT([.AA7];8)+BITLSHIFT([.X7];7)+BITLSHIFT([.Y7];6)+BITLSHIFT([.Z7];5)+BITLSHIFT([.AB7];4)" office:value-type="float" office:value="1429280768" calcext:value-type="float">
            <text:p>1429280768</text:p>
          </table:table-cell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I7];&quot;reg&quot;;0;&quot;kD&quot;;1;&quot;K&quot;;3;&quot;TL&quot;;4;&quot;TH&quot;;5;&quot;ZL&quot;;6;&quot;LL&quot;;8;&quot;LH&quot;;9;&quot;ML&quot;;12;&quot;MH&quot;;13;&quot;PL*&quot;;14;&quot;PH*&quot;;15)" office:value-type="float" office:value="5" calcext:value-type="float">
            <text:p>5</text:p>
          </table:table-cell>
          <table:table-cell office:value-type="string" calcext:value-type="string">
            <text:p>TH</text:p>
          </table:table-cell>
          <table:table-cell table:formula="of:=COM.MICROSOFT.SWITCH([.K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7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)" office:value-type="string" office:string-value="7" calcext:value-type="string">
            <text:p>7</text:p>
          </table:table-cell>
          <table:table-cell table:formula="of:=DEC2HEX([.D8])" office:value-type="string" office:string-value="44310800" calcext:value-type="string">
            <text:p>44310800</text:p>
          </table:table-cell>
          <table:table-cell table:formula="of:=BITLSHIFT([.H8];20)+BITLSHIFT([.J8];24)+BITLSHIFT([.L8];28)+BITLSHIFT([.S8];18)+BITLSHIFT([.Q8];16)+BITLSHIFT([.U8];14)+BITLSHIFT([.W8];12)+BITLSHIFT([.M8];11)+BITLSHIFT([.N8];10)+BITLSHIFT([.O8];9)+BITLSHIFT([.AA8];8)+BITLSHIFT([.X8];7)+BITLSHIFT([.Y8];6)+BITLSHIFT([.Z8];5)+BITLSHIFT([.AB8];4)" office:value-type="float" office:value="1144064000" calcext:value-type="float">
            <text:p>114406400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8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8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)" office:value-type="string" office:string-value="8" calcext:value-type="string">
            <text:p>8</text:p>
          </table:table-cell>
          <table:table-cell table:formula="of:=DEC2HEX([.D9])" office:value-type="string" office:string-value="0" calcext:value-type="string">
            <text:p>0</text:p>
          </table:table-cell>
          <table:table-cell table:formula="of:=BITLSHIFT([.H9];20)+BITLSHIFT([.J9];24)+BITLSHIFT([.L9];28)+BITLSHIFT([.S9];18)+BITLSHIFT([.Q9];16)+BITLSHIFT([.U9];14)+BITLSHIFT([.W9];12)+BITLSHIFT([.M9];11)+BITLSHIFT([.N9];10)+BITLSHIFT([.O9];9)+BITLSHIFT([.AA9];8)+BITLSHIFT([.X9];7)+BITLSHIFT([.Y9];6)+BITLSHIFT([.Z9];5)+BITLSHIFT([.AB9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)" office:value-type="string" office:string-value="9" calcext:value-type="string">
            <text:p>9</text:p>
          </table:table-cell>
          <table:table-cell table:formula="of:=DEC2HEX([.D10])" office:value-type="string" office:string-value="EEF01C00" calcext:value-type="string">
            <text:p>EEF01C00</text:p>
          </table:table-cell>
          <table:table-cell table:formula="of:=BITLSHIFT([.H10];20)+BITLSHIFT([.J10];24)+BITLSHIFT([.L10];28)+BITLSHIFT([.S10];18)+BITLSHIFT([.Q10];16)+BITLSHIFT([.U10];14)+BITLSHIFT([.W10];12)+BITLSHIFT([.M10];11)+BITLSHIFT([.N10];10)+BITLSHIFT([.O10];9)+BITLSHIFT([.AA10];8)+BITLSHIFT([.X10];7)+BITLSHIFT([.Y10];6)+BITLSHIFT([.Z10];5)+BITLSHIFT([.AB10];4)" office:value-type="float" office:value="4008713216" calcext:value-type="float">
            <text:p>4008713216</text:p>
          </table:table-cell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)" office:value-type="string" office:string-value="A" calcext:value-type="string">
            <text:p>A</text:p>
          </table:table-cell>
          <table:table-cell table:formula="of:=DEC2HEX([.D11])" office:value-type="string" office:string-value="FF301900" calcext:value-type="string">
            <text:p>FF301900</text:p>
          </table:table-cell>
          <table:table-cell table:formula="of:=BITLSHIFT([.H11];20)+BITLSHIFT([.J11];24)+BITLSHIFT([.L11];28)+BITLSHIFT([.S11];18)+BITLSHIFT([.Q11];16)+BITLSHIFT([.U11];14)+BITLSHIFT([.W11];12)+BITLSHIFT([.M11];11)+BITLSHIFT([.N11];10)+BITLSHIFT([.O11];9)+BITLSHIFT([.AA11];8)+BITLSHIFT([.X11];7)+BITLSHIFT([.Y11];6)+BITLSHIFT([.Z11];5)+BITLSHIFT([.AB11];4)" office:value-type="float" office:value="4281342208" calcext:value-type="float">
            <text:p>4281342208</text:p>
          </table:table-cell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1];0;0;1;1;&quot;mCin&quot;;2;&quot;tr&quot;;3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)" office:value-type="string" office:string-value="B" calcext:value-type="string">
            <text:p>B</text:p>
          </table:table-cell>
          <table:table-cell table:formula="of:=DEC2HEX([.D12])" office:value-type="string" office:string-value="33300100" calcext:value-type="string">
            <text:p>33300100</text:p>
          </table:table-cell>
          <table:table-cell table:formula="of:=BITLSHIFT([.H12];20)+BITLSHIFT([.J12];24)+BITLSHIFT([.L12];28)+BITLSHIFT([.S12];18)+BITLSHIFT([.Q12];16)+BITLSHIFT([.U12];14)+BITLSHIFT([.W12];12)+BITLSHIFT([.M12];11)+BITLSHIFT([.N12];10)+BITLSHIFT([.O12];9)+BITLSHIFT([.AA12];8)+BITLSHIFT([.X12];7)+BITLSHIFT([.Y12];6)+BITLSHIFT([.Z12];5)+BITLSHIFT([.AB12];4)" office:value-type="float" office:value="858784000" calcext:value-type="float">
            <text:p>858784000</text:p>
          </table:table-cell>
          <table:table-cell office:value-type="string" calcext:value-type="string">
            <text:p>fetch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)" office:value-type="string" office:string-value="C" calcext:value-type="string">
            <text:p>C</text:p>
          </table:table-cell>
          <table:table-cell table:formula="of:=DEC2HEX([.D13])" office:value-type="string" office:string-value="0" calcext:value-type="string">
            <text:p>0</text:p>
          </table:table-cell>
          <table:table-cell table:formula="of:=BITLSHIFT([.H13];20)+BITLSHIFT([.J13];24)+BITLSHIFT([.L13];28)+BITLSHIFT([.S13];18)+BITLSHIFT([.Q13];16)+BITLSHIFT([.U13];14)+BITLSHIFT([.W13];12)+BITLSHIFT([.M13];11)+BITLSHIFT([.N13];10)+BITLSHIFT([.O13];9)+BITLSHIFT([.AA13];8)+BITLSHIFT([.X13];7)+BITLSHIFT([.Y13];6)+BITLSHIFT([.Z13];5)+BITLSHIFT([.AB13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)" office:value-type="string" office:string-value="D" calcext:value-type="string">
            <text:p>D</text:p>
          </table:table-cell>
          <table:table-cell table:formula="of:=DEC2HEX([.D14])" office:value-type="string" office:string-value="EEF01C00" calcext:value-type="string">
            <text:p>EEF01C00</text:p>
          </table:table-cell>
          <table:table-cell table:formula="of:=BITLSHIFT([.H14];20)+BITLSHIFT([.J14];24)+BITLSHIFT([.L14];28)+BITLSHIFT([.S14];18)+BITLSHIFT([.Q14];16)+BITLSHIFT([.U14];14)+BITLSHIFT([.W14];12)+BITLSHIFT([.M14];11)+BITLSHIFT([.N14];10)+BITLSHIFT([.O14];9)+BITLSHIFT([.AA14];8)+BITLSHIFT([.X14];7)+BITLSHIFT([.Y14];6)+BITLSHIFT([.Z14];5)+BITLSHIFT([.AB14];4)" office:value-type="float" office:value="4008713216" calcext:value-type="float">
            <text:p>4008713216</text:p>
          </table:table-cell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)" office:value-type="string" office:string-value="E" calcext:value-type="string">
            <text:p>E</text:p>
          </table:table-cell>
          <table:table-cell table:formula="of:=DEC2HEX([.D15])" office:value-type="string" office:string-value="FF301800" calcext:value-type="string">
            <text:p>FF301800</text:p>
          </table:table-cell>
          <table:table-cell table:formula="of:=BITLSHIFT([.H15];20)+BITLSHIFT([.J15];24)+BITLSHIFT([.L15];28)+BITLSHIFT([.S15];18)+BITLSHIFT([.Q15];16)+BITLSHIFT([.U15];14)+BITLSHIFT([.W15];12)+BITLSHIFT([.M15];11)+BITLSHIFT([.N15];10)+BITLSHIFT([.O15];9)+BITLSHIFT([.AA15];8)+BITLSHIFT([.X15];7)+BITLSHIFT([.Y15];6)+BITLSHIFT([.Z15];5)+BITLSHIFT([.AB15];4)" office:value-type="float" office:value="4281341952" calcext:value-type="float">
            <text:p>4281341952</text:p>
          </table:table-cell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)" office:value-type="string" office:string-value="F" calcext:value-type="string">
            <text:p>F</text:p>
          </table:table-cell>
          <table:table-cell table:formula="of:=DEC2HEX([.D16])" office:value-type="string" office:string-value="33300000" calcext:value-type="string">
            <text:p>33300000</text:p>
          </table:table-cell>
          <table:table-cell table:formula="of:=BITLSHIFT([.H16];20)+BITLSHIFT([.J16];24)+BITLSHIFT([.L16];28)+BITLSHIFT([.S16];18)+BITLSHIFT([.Q16];16)+BITLSHIFT([.U16];14)+BITLSHIFT([.W16];12)+BITLSHIFT([.M16];11)+BITLSHIFT([.N16];10)+BITLSHIFT([.O16];9)+BITLSHIFT([.AA16];8)+BITLSHIFT([.X16];7)+BITLSHIFT([.Y16];6)+BITLSHIFT([.Z16];5)+BITLSHIFT([.AB16];4)" office:value-type="float" office:value="858783744" calcext:value-type="float">
            <text:p>858783744</text:p>
          </table:table-cell>
          <table:table-cell office:value-type="string" calcext:value-type="string">
            <text:p>skipf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)" office:value-type="string" office:string-value="10" calcext:value-type="string">
            <text:p>10</text:p>
          </table:table-cell>
          <table:table-cell table:formula="of:=DEC2HEX([.D17])" office:value-type="string" office:string-value="EE301800" calcext:value-type="string">
            <text:p>EE301800</text:p>
          </table:table-cell>
          <table:table-cell table:formula="of:=BITLSHIFT([.H17];20)+BITLSHIFT([.J17];24)+BITLSHIFT([.L17];28)+BITLSHIFT([.S17];18)+BITLSHIFT([.Q17];16)+BITLSHIFT([.U17];14)+BITLSHIFT([.W17];12)+BITLSHIFT([.M17];11)+BITLSHIFT([.N17];10)+BITLSHIFT([.O17];9)+BITLSHIFT([.AA17];8)+BITLSHIFT([.X17];7)+BITLSHIFT([.Y17];6)+BITLSHIFT([.Z17];5)+BITLSHIFT([.AB17];4)" office:value-type="float" office:value="3996129280" calcext:value-type="float">
            <text:p>3996129280</text:p>
          </table:table-cell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7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)" office:value-type="string" office:string-value="11" calcext:value-type="string">
            <text:p>11</text:p>
          </table:table-cell>
          <table:table-cell table:formula="of:=DEC2HEX([.D18])" office:value-type="string" office:string-value="FF301800" calcext:value-type="string">
            <text:p>FF301800</text:p>
          </table:table-cell>
          <table:table-cell table:formula="of:=BITLSHIFT([.H18];20)+BITLSHIFT([.J18];24)+BITLSHIFT([.L18];28)+BITLSHIFT([.S18];18)+BITLSHIFT([.Q18];16)+BITLSHIFT([.U18];14)+BITLSHIFT([.W18];12)+BITLSHIFT([.M18];11)+BITLSHIFT([.N18];10)+BITLSHIFT([.O18];9)+BITLSHIFT([.AA18];8)+BITLSHIFT([.X18];7)+BITLSHIFT([.Y18];6)+BITLSHIFT([.Z18];5)+BITLSHIFT([.AB18];4)" office:value-type="float" office:value="4281341952" calcext:value-type="float">
            <text:p>4281341952</text:p>
          </table:table-cell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)" office:value-type="string" office:string-value="12" calcext:value-type="string">
            <text:p>12</text:p>
          </table:table-cell>
          <table:table-cell table:formula="of:=DEC2HEX([.D19])" office:value-type="string" office:string-value="EE301800" calcext:value-type="string">
            <text:p>EE301800</text:p>
          </table:table-cell>
          <table:table-cell table:formula="of:=BITLSHIFT([.H19];20)+BITLSHIFT([.J19];24)+BITLSHIFT([.L19];28)+BITLSHIFT([.S19];18)+BITLSHIFT([.Q19];16)+BITLSHIFT([.U19];14)+BITLSHIFT([.W19];12)+BITLSHIFT([.M19];11)+BITLSHIFT([.N19];10)+BITLSHIFT([.O19];9)+BITLSHIFT([.AA19];8)+BITLSHIFT([.X19];7)+BITLSHIFT([.Y19];6)+BITLSHIFT([.Z19];5)+BITLSHIFT([.AB19];4)" office:value-type="float" office:value="3996129280" calcext:value-type="float">
            <text:p>3996129280</text:p>
          </table:table-cell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1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)" office:value-type="string" office:string-value="13" calcext:value-type="string">
            <text:p>13</text:p>
          </table:table-cell>
          <table:table-cell table:formula="of:=DEC2HEX([.D20])" office:value-type="string" office:string-value="FF301800" calcext:value-type="string">
            <text:p>FF301800</text:p>
          </table:table-cell>
          <table:table-cell table:formula="of:=BITLSHIFT([.H20];20)+BITLSHIFT([.J20];24)+BITLSHIFT([.L20];28)+BITLSHIFT([.S20];18)+BITLSHIFT([.Q20];16)+BITLSHIFT([.U20];14)+BITLSHIFT([.W20];12)+BITLSHIFT([.M20];11)+BITLSHIFT([.N20];10)+BITLSHIFT([.O20];9)+BITLSHIFT([.AA20];8)+BITLSHIFT([.X20];7)+BITLSHIFT([.Y20];6)+BITLSHIFT([.Z20];5)+BITLSHIFT([.AB20];4)" office:value-type="float" office:value="4281341952" calcext:value-type="float">
            <text:p>4281341952</text:p>
          </table:table-cell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0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)" office:value-type="string" office:string-value="14" calcext:value-type="string">
            <text:p>14</text:p>
          </table:table-cell>
          <table:table-cell table:formula="of:=DEC2HEX([.D21])" office:value-type="string" office:string-value="0" calcext:value-type="string">
            <text:p>0</text:p>
          </table:table-cell>
          <table:table-cell table:formula="of:=BITLSHIFT([.H21];20)+BITLSHIFT([.J21];24)+BITLSHIFT([.L21];28)+BITLSHIFT([.S21];18)+BITLSHIFT([.Q21];16)+BITLSHIFT([.U21];14)+BITLSHIFT([.W21];12)+BITLSHIFT([.M21];11)+BITLSHIFT([.N21];10)+BITLSHIFT([.O21];9)+BITLSHIFT([.AA21];8)+BITLSHIFT([.X21];7)+BITLSHIFT([.Y21];6)+BITLSHIFT([.Z21];5)+BITLSHIFT([.AB21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)" office:value-type="string" office:string-value="15" calcext:value-type="string">
            <text:p>15</text:p>
          </table:table-cell>
          <table:table-cell table:formula="of:=DEC2HEX([.D22])" office:value-type="string" office:string-value="3330B800" calcext:value-type="string">
            <text:p>3330B800</text:p>
          </table:table-cell>
          <table:table-cell table:formula="of:=BITLSHIFT([.H22];20)+BITLSHIFT([.J22];24)+BITLSHIFT([.L22];28)+BITLSHIFT([.S22];18)+BITLSHIFT([.Q22];16)+BITLSHIFT([.U22];14)+BITLSHIFT([.W22];12)+BITLSHIFT([.M22];11)+BITLSHIFT([.N22];10)+BITLSHIFT([.O22];9)+BITLSHIFT([.AA22];8)+BITLSHIFT([.X22];7)+BITLSHIFT([.Y22];6)+BITLSHIFT([.Z22];5)+BITLSHIFT([.AB22];4)" office:value-type="float" office:value="858830848" calcext:value-type="float">
            <text:p>858830848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2];&quot;B&quot;;0;&quot;mL&quot;;1;&quot;^&quot;;2)"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table:formula="of:=COM.MICROSOFT.SWITCH([.V22];0;0;1;1;&quot;mCin&quot;;2;&quot;tr&quot;;3)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)" office:value-type="string" office:string-value="16" calcext:value-type="string">
            <text:p>16</text:p>
          </table:table-cell>
          <table:table-cell table:formula="of:=DEC2HEX([.D23])" office:value-type="string" office:string-value="0" calcext:value-type="string">
            <text:p>0</text:p>
          </table:table-cell>
          <table:table-cell table:formula="of:=BITLSHIFT([.H23];20)+BITLSHIFT([.J23];24)+BITLSHIFT([.L23];28)+BITLSHIFT([.S23];18)+BITLSHIFT([.Q23];16)+BITLSHIFT([.U23];14)+BITLSHIFT([.W23];12)+BITLSHIFT([.M23];11)+BITLSHIFT([.N23];10)+BITLSHIFT([.O23];9)+BITLSHIFT([.AA23];8)+BITLSHIFT([.X23];7)+BITLSHIFT([.Y23];6)+BITLSHIFT([.Z23];5)+BITLSHIFT([.AB23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)" office:value-type="string" office:string-value="17" calcext:value-type="string">
            <text:p>17</text:p>
          </table:table-cell>
          <table:table-cell table:formula="of:=DEC2HEX([.D24])" office:value-type="string" office:string-value="21026810" calcext:value-type="string">
            <text:p>21026810</text:p>
          </table:table-cell>
          <table:table-cell table:formula="of:=BITLSHIFT([.H24];20)+BITLSHIFT([.J24];24)+BITLSHIFT([.L24];28)+BITLSHIFT([.S24];18)+BITLSHIFT([.Q24];16)+BITLSHIFT([.U24];14)+BITLSHIFT([.W24];12)+BITLSHIFT([.M24];11)+BITLSHIFT([.N24];10)+BITLSHIFT([.O24];9)+BITLSHIFT([.AA24];8)+BITLSHIFT([.X24];7)+BITLSHIFT([.Y24];6)+BITLSHIFT([.Z24];5)+BITLSHIFT([.AB24];4)" office:value-type="float" office:value="553805840" calcext:value-type="float">
            <text:p>553805840</text:p>
          </table:table-cell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2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D</text:p>
          </table:table-cell>
          <table:table-cell table:formula="of:=COM.MICROSOFT.SWITCH([.I24];&quot;reg&quot;;0;&quot;kD&quot;;1;&quot;K&quot;;3;&quot;TL&quot;;4;&quot;TH&quot;;5;&quot;ZL&quot;;6;&quot;LL&quot;;8;&quot;LH&quot;;9;&quot;ML&quot;;12;&quot;MH&quot;;13;&quot;PL*&quot;;14;&quot;PH*&quot;;15)" office:value-type="float" office:value="1" calcext:value-type="float">
            <text:p>1</text:p>
          </table:table-cell>
          <table:table-cell office:value-type="string" calcext:value-type="string">
            <text:p>kD2</text:p>
          </table:table-cell>
          <table:table-cell table:formula="of:=COM.MICROSOFT.SWITCH([.K2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2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2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2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2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)" office:value-type="string" office:string-value="18" calcext:value-type="string">
            <text:p>18</text:p>
          </table:table-cell>
          <table:table-cell table:formula="of:=DEC2HEX([.D25])" office:value-type="string" office:string-value="0" calcext:value-type="string">
            <text:p>0</text:p>
          </table:table-cell>
          <table:table-cell table:formula="of:=BITLSHIFT([.H25];20)+BITLSHIFT([.J25];24)+BITLSHIFT([.L25];28)+BITLSHIFT([.S25];18)+BITLSHIFT([.Q25];16)+BITLSHIFT([.U25];14)+BITLSHIFT([.W25];12)+BITLSHIFT([.M25];11)+BITLSHIFT([.N25];10)+BITLSHIFT([.O25];9)+BITLSHIFT([.AA25];8)+BITLSHIFT([.X25];7)+BITLSHIFT([.Y25];6)+BITLSHIFT([.Z25];5)+BITLSHIFT([.AB25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)" office:value-type="string" office:string-value="19" calcext:value-type="string">
            <text:p>19</text:p>
          </table:table-cell>
          <table:table-cell table:formula="of:=DEC2HEX([.D26])" office:value-type="string" office:string-value="8E300800" calcext:value-type="string">
            <text:p>8E300800</text:p>
          </table:table-cell>
          <table:table-cell table:formula="of:=BITLSHIFT([.H26];20)+BITLSHIFT([.J26];24)+BITLSHIFT([.L26];28)+BITLSHIFT([.S26];18)+BITLSHIFT([.Q26];16)+BITLSHIFT([.U26];14)+BITLSHIFT([.W26];12)+BITLSHIFT([.M26];11)+BITLSHIFT([.N26];10)+BITLSHIFT([.O26];9)+BITLSHIFT([.AA26];8)+BITLSHIFT([.X26];7)+BITLSHIFT([.Y26];6)+BITLSHIFT([.Z26];5)+BITLSHIFT([.AB26];4)" office:value-type="float" office:value="2385512448" calcext:value-type="float">
            <text:p>2385512448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6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2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)" office:value-type="string" office:string-value="1A" calcext:value-type="string">
            <text:p>1A</text:p>
          </table:table-cell>
          <table:table-cell table:formula="of:=DEC2HEX([.D27])" office:value-type="string" office:string-value="9F300800" calcext:value-type="string">
            <text:p>9F300800</text:p>
          </table:table-cell>
          <table:table-cell table:formula="of:=BITLSHIFT([.H27];20)+BITLSHIFT([.J27];24)+BITLSHIFT([.L27];28)+BITLSHIFT([.S27];18)+BITLSHIFT([.Q27];16)+BITLSHIFT([.U27];14)+BITLSHIFT([.W27];12)+BITLSHIFT([.M27];11)+BITLSHIFT([.N27];10)+BITLSHIFT([.O27];9)+BITLSHIFT([.AA27];8)+BITLSHIFT([.X27];7)+BITLSHIFT([.Y27];6)+BITLSHIFT([.Z27];5)+BITLSHIFT([.AB27];4)" office:value-type="float" office:value="2670725120" calcext:value-type="float">
            <text:p>2670725120</text:p>
          </table:table-cell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)" office:value-type="string" office:string-value="1B" calcext:value-type="string">
            <text:p>1B</text:p>
          </table:table-cell>
          <table:table-cell table:formula="of:=DEC2HEX([.D28])" office:value-type="string" office:string-value="EEF01C00" calcext:value-type="string">
            <text:p>EEF01C00</text:p>
          </table:table-cell>
          <table:table-cell table:formula="of:=BITLSHIFT([.H28];20)+BITLSHIFT([.J28];24)+BITLSHIFT([.L28];28)+BITLSHIFT([.S28];18)+BITLSHIFT([.Q28];16)+BITLSHIFT([.U28];14)+BITLSHIFT([.W28];12)+BITLSHIFT([.M28];11)+BITLSHIFT([.N28];10)+BITLSHIFT([.O28];9)+BITLSHIFT([.AA28];8)+BITLSHIFT([.X28];7)+BITLSHIFT([.Y28];6)+BITLSHIFT([.Z28];5)+BITLSHIFT([.AB28];4)" office:value-type="float" office:value="4008713216" calcext:value-type="float">
            <text:p>4008713216</text:p>
          </table:table-cell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28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28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2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)" office:value-type="string" office:string-value="1C" calcext:value-type="string">
            <text:p>1C</text:p>
          </table:table-cell>
          <table:table-cell table:formula="of:=DEC2HEX([.D29])" office:value-type="string" office:string-value="C3340800" calcext:value-type="string">
            <text:p>C3340800</text:p>
          </table:table-cell>
          <table:table-cell table:formula="of:=BITLSHIFT([.H29];20)+BITLSHIFT([.J29];24)+BITLSHIFT([.L29];28)+BITLSHIFT([.S29];18)+BITLSHIFT([.Q29];16)+BITLSHIFT([.U29];14)+BITLSHIFT([.W29];12)+BITLSHIFT([.M29];11)+BITLSHIFT([.N29];10)+BITLSHIFT([.O29];9)+BITLSHIFT([.AA29];8)+BITLSHIFT([.X29];7)+BITLSHIFT([.Y29];6)+BITLSHIFT([.Z29];5)+BITLSHIFT([.AB29];4)" office:value-type="float" office:value="3274967040" calcext:value-type="float">
            <text:p>3274967040</text:p>
          </table:table-cell>
          <table:table-cell office:value-type="string" calcext:value-type="string">
            <text:p>jump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2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2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2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)" office:value-type="string" office:string-value="1D" calcext:value-type="string">
            <text:p>1D</text:p>
          </table:table-cell>
          <table:table-cell table:formula="of:=DEC2HEX([.D30])" office:value-type="string" office:string-value="C3340800" calcext:value-type="string">
            <text:p>C3340800</text:p>
          </table:table-cell>
          <table:table-cell table:formula="of:=BITLSHIFT([.H30];20)+BITLSHIFT([.J30];24)+BITLSHIFT([.L30];28)+BITLSHIFT([.S30];18)+BITLSHIFT([.Q30];16)+BITLSHIFT([.U30];14)+BITLSHIFT([.W30];12)+BITLSHIFT([.M30];11)+BITLSHIFT([.N30];10)+BITLSHIFT([.O30];9)+BITLSHIFT([.AA30];8)+BITLSHIFT([.X30];7)+BITLSHIFT([.Y30];6)+BITLSHIFT([.Z30];5)+BITLSHIFT([.AB30];4)" office:value-type="float" office:value="3274967040" calcext:value-type="float">
            <text:p>3274967040</text:p>
          </table:table-cell>
          <table:table-cell office:value-type="string" calcext:value-type="string">
            <text:p>jump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)" office:value-type="string" office:string-value="1E" calcext:value-type="string">
            <text:p>1E</text:p>
          </table:table-cell>
          <table:table-cell table:formula="of:=DEC2HEX([.D31])" office:value-type="string" office:string-value="FF301800" calcext:value-type="string">
            <text:p>FF301800</text:p>
          </table:table-cell>
          <table:table-cell table:formula="of:=BITLSHIFT([.H31];20)+BITLSHIFT([.J31];24)+BITLSHIFT([.L31];28)+BITLSHIFT([.S31];18)+BITLSHIFT([.Q31];16)+BITLSHIFT([.U31];14)+BITLSHIFT([.W31];12)+BITLSHIFT([.M31];11)+BITLSHIFT([.N31];10)+BITLSHIFT([.O31];9)+BITLSHIFT([.AA31];8)+BITLSHIFT([.X31];7)+BITLSHIFT([.Y31];6)+BITLSHIFT([.Z31];5)+BITLSHIFT([.AB31];4)" office:value-type="float" office:value="4281341952" calcext:value-type="float">
            <text:p>4281341952</text:p>
          </table:table-cell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3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)" office:value-type="string" office:string-value="1F" calcext:value-type="string">
            <text:p>1F</text:p>
          </table:table-cell>
          <table:table-cell table:formula="of:=DEC2HEX([.D32])" office:value-type="string" office:string-value="3EF00400" calcext:value-type="string">
            <text:p>3EF00400</text:p>
          </table:table-cell>
          <table:table-cell table:formula="of:=BITLSHIFT([.H32];20)+BITLSHIFT([.J32];24)+BITLSHIFT([.L32];28)+BITLSHIFT([.S32];18)+BITLSHIFT([.Q32];16)+BITLSHIFT([.U32];14)+BITLSHIFT([.W32];12)+BITLSHIFT([.M32];11)+BITLSHIFT([.N32];10)+BITLSHIFT([.O32];9)+BITLSHIFT([.AA32];8)+BITLSHIFT([.X32];7)+BITLSHIFT([.Y32];6)+BITLSHIFT([.Z32];5)+BITLSHIFT([.AB32];4)" office:value-type="float" office:value="1055917056" calcext:value-type="float">
            <text:p>1055917056</text:p>
          </table:table-cell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2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COM.MICROSOFT.SWITCH([.K3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)" office:value-type="string" office:string-value="20" calcext:value-type="string">
            <text:p>20</text:p>
          </table:table-cell>
          <table:table-cell table:formula="of:=DEC2HEX([.D33])" office:value-type="string" office:string-value="F3340800" calcext:value-type="string">
            <text:p>F3340800</text:p>
          </table:table-cell>
          <table:table-cell table:formula="of:=BITLSHIFT([.H33];20)+BITLSHIFT([.J33];24)+BITLSHIFT([.L33];28)+BITLSHIFT([.S33];18)+BITLSHIFT([.Q33];16)+BITLSHIFT([.U33];14)+BITLSHIFT([.W33];12)+BITLSHIFT([.M33];11)+BITLSHIFT([.N33];10)+BITLSHIFT([.O33];9)+BITLSHIFT([.AA33];8)+BITLSHIFT([.X33];7)+BITLSHIFT([.Y33];6)+BITLSHIFT([.Z33];5)+BITLSHIFT([.AB33];4)" office:value-type="float" office:value="4080273408" calcext:value-type="float">
            <text:p>4080273408</text:p>
          </table:table-cell>
          <table:table-cell office:value-type="string" calcext:value-type="string">
            <text:p>jump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K3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)" office:value-type="string" office:string-value="21" calcext:value-type="string">
            <text:p>21</text:p>
          </table:table-cell>
          <table:table-cell table:formula="of:=DEC2HEX([.D34])" office:value-type="string" office:string-value="EC300800" calcext:value-type="string">
            <text:p>EC300800</text:p>
          </table:table-cell>
          <table:table-cell table:formula="of:=BITLSHIFT([.H34];20)+BITLSHIFT([.J34];24)+BITLSHIFT([.L34];28)+BITLSHIFT([.S34];18)+BITLSHIFT([.Q34];16)+BITLSHIFT([.U34];14)+BITLSHIFT([.W34];12)+BITLSHIFT([.M34];11)+BITLSHIFT([.N34];10)+BITLSHIFT([.O34];9)+BITLSHIFT([.AA34];8)+BITLSHIFT([.X34];7)+BITLSHIFT([.Y34];6)+BITLSHIFT([.Z34];5)+BITLSHIFT([.AB34];4)" office:value-type="float" office:value="3962570752" calcext:value-type="float">
            <text:p>3962570752</text:p>
          </table:table-cell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3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3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)" office:value-type="string" office:string-value="22" calcext:value-type="string">
            <text:p>22</text:p>
          </table:table-cell>
          <table:table-cell table:formula="of:=DEC2HEX([.D35])" office:value-type="string" office:string-value="0" calcext:value-type="string">
            <text:p>0</text:p>
          </table:table-cell>
          <table:table-cell table:formula="of:=BITLSHIFT([.H35];20)+BITLSHIFT([.J35];24)+BITLSHIFT([.L35];28)+BITLSHIFT([.S35];18)+BITLSHIFT([.Q35];16)+BITLSHIFT([.U35];14)+BITLSHIFT([.W35];12)+BITLSHIFT([.M35];11)+BITLSHIFT([.N35];10)+BITLSHIFT([.O35];9)+BITLSHIFT([.AA35];8)+BITLSHIFT([.X35];7)+BITLSHIFT([.Y35];6)+BITLSHIFT([.Z35];5)+BITLSHIFT([.AB35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)" office:value-type="string" office:string-value="23" calcext:value-type="string">
            <text:p>23</text:p>
          </table:table-cell>
          <table:table-cell table:formula="of:=DEC2HEX([.D36])" office:value-type="string" office:string-value="E8300800" calcext:value-type="string">
            <text:p>E8300800</text:p>
          </table:table-cell>
          <table:table-cell table:formula="of:=BITLSHIFT([.H36];20)+BITLSHIFT([.J36];24)+BITLSHIFT([.L36];28)+BITLSHIFT([.S36];18)+BITLSHIFT([.Q36];16)+BITLSHIFT([.U36];14)+BITLSHIFT([.W36];12)+BITLSHIFT([.M36];11)+BITLSHIFT([.N36];10)+BITLSHIFT([.O36];9)+BITLSHIFT([.AA36];8)+BITLSHIFT([.X36];7)+BITLSHIFT([.Y36];6)+BITLSHIFT([.Z36];5)+BITLSHIFT([.AB36];4)" office:value-type="float" office:value="3895461888" calcext:value-type="float">
            <text:p>3895461888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formula="of:=COM.MICROSOFT.SWITCH([.I36];&quot;reg&quot;;0;&quot;kD&quot;;1;&quot;K&quot;;3;&quot;TL&quot;;4;&quot;TH&quot;;5;&quot;ZL&quot;;6;&quot;LL&quot;;8;&quot;LH&quot;;9;&quot;ML&quot;;12;&quot;MH&quot;;13;&quot;PL*&quot;;14;&quot;PH*&quot;;15)" office:value-type="float" office:value="8" calcext:value-type="float">
            <text:p>8</text:p>
          </table:table-cell>
          <table:table-cell office:value-type="string" calcext:value-type="string">
            <text:p>PL*</text:p>
          </table:table-cell>
          <table:table-cell table:formula="of:=COM.MICROSOFT.SWITCH([.K3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)" office:value-type="string" office:string-value="24" calcext:value-type="string">
            <text:p>24</text:p>
          </table:table-cell>
          <table:table-cell table:formula="of:=DEC2HEX([.D37])" office:value-type="string" office:string-value="F9300800" calcext:value-type="string">
            <text:p>F9300800</text:p>
          </table:table-cell>
          <table:table-cell table:formula="of:=BITLSHIFT([.H37];20)+BITLSHIFT([.J37];24)+BITLSHIFT([.L37];28)+BITLSHIFT([.S37];18)+BITLSHIFT([.Q37];16)+BITLSHIFT([.U37];14)+BITLSHIFT([.W37];12)+BITLSHIFT([.M37];11)+BITLSHIFT([.N37];10)+BITLSHIFT([.O37];9)+BITLSHIFT([.AA37];8)+BITLSHIFT([.X37];7)+BITLSHIFT([.Y37];6)+BITLSHIFT([.Z37];5)+BITLSHIFT([.AB37];4)" office:value-type="float" office:value="4180674560" calcext:value-type="float">
            <text:p>4180674560</text:p>
          </table:table-cell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37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PH*</text:p>
          </table:table-cell>
          <table:table-cell table:formula="of:=COM.MICROSOFT.SWITCH([.K3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)" office:value-type="string" office:string-value="25" calcext:value-type="string">
            <text:p>25</text:p>
          </table:table-cell>
          <table:table-cell table:formula="of:=DEC2HEX([.D38])" office:value-type="string" office:string-value="0" calcext:value-type="string">
            <text:p>0</text:p>
          </table:table-cell>
          <table:table-cell table:formula="of:=BITLSHIFT([.H38];20)+BITLSHIFT([.J38];24)+BITLSHIFT([.L38];28)+BITLSHIFT([.S38];18)+BITLSHIFT([.Q38];16)+BITLSHIFT([.U38];14)+BITLSHIFT([.W38];12)+BITLSHIFT([.M38];11)+BITLSHIFT([.N38];10)+BITLSHIFT([.O38];9)+BITLSHIFT([.AA38];8)+BITLSHIFT([.X38];7)+BITLSHIFT([.Y38];6)+BITLSHIFT([.Z38];5)+BITLSHIFT([.AB38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)" office:value-type="string" office:string-value="26" calcext:value-type="string">
            <text:p>26</text:p>
          </table:table-cell>
          <table:table-cell table:formula="of:=DEC2HEX([.D39])" office:value-type="string" office:string-value="EEF01C00" calcext:value-type="string">
            <text:p>EEF01C00</text:p>
          </table:table-cell>
          <table:table-cell table:formula="of:=BITLSHIFT([.H39];20)+BITLSHIFT([.J39];24)+BITLSHIFT([.L39];28)+BITLSHIFT([.S39];18)+BITLSHIFT([.Q39];16)+BITLSHIFT([.U39];14)+BITLSHIFT([.W39];12)+BITLSHIFT([.M39];11)+BITLSHIFT([.N39];10)+BITLSHIFT([.O39];9)+BITLSHIFT([.AA39];8)+BITLSHIFT([.X39];7)+BITLSHIFT([.Y39];6)+BITLSHIFT([.Z39];5)+BITLSHIFT([.AB39];4)" office:value-type="float" office:value="4008713216" calcext:value-type="float">
            <text:p>4008713216</text:p>
          </table:table-cell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9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3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)" office:value-type="string" office:string-value="27" calcext:value-type="string">
            <text:p>27</text:p>
          </table:table-cell>
          <table:table-cell table:formula="of:=DEC2HEX([.D40])" office:value-type="string" office:string-value="13166810" calcext:value-type="string">
            <text:p>13166810</text:p>
          </table:table-cell>
          <table:table-cell table:formula="of:=BITLSHIFT([.H40];20)+BITLSHIFT([.J40];24)+BITLSHIFT([.L40];28)+BITLSHIFT([.S40];18)+BITLSHIFT([.Q40];16)+BITLSHIFT([.U40];14)+BITLSHIFT([.W40];12)+BITLSHIFT([.M40];11)+BITLSHIFT([.N40];10)+BITLSHIFT([.O40];9)+BITLSHIFT([.AA40];8)+BITLSHIFT([.X40];7)+BITLSHIFT([.Y40];6)+BITLSHIFT([.Z40];5)+BITLSHIFT([.AB40];4)" office:value-type="float" office:value="320235536" calcext:value-type="float">
            <text:p>320235536</text:p>
          </table:table-cell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0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0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)" office:value-type="string" office:string-value="28" calcext:value-type="string">
            <text:p>28</text:p>
          </table:table-cell>
          <table:table-cell table:formula="of:=DEC2HEX([.D41])" office:value-type="string" office:string-value="13166810" calcext:value-type="string">
            <text:p>13166810</text:p>
          </table:table-cell>
          <table:table-cell table:formula="of:=BITLSHIFT([.H41];20)+BITLSHIFT([.J41];24)+BITLSHIFT([.L41];28)+BITLSHIFT([.S41];18)+BITLSHIFT([.Q41];16)+BITLSHIFT([.U41];14)+BITLSHIFT([.W41];12)+BITLSHIFT([.M41];11)+BITLSHIFT([.N41];10)+BITLSHIFT([.O41];9)+BITLSHIFT([.AA41];8)+BITLSHIFT([.X41];7)+BITLSHIFT([.Y41];6)+BITLSHIFT([.Z41];5)+BITLSHIFT([.AB41];4)" office:value-type="float" office:value="320235536" calcext:value-type="float">
            <text:p>320235536</text:p>
          </table:table-cell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1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1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1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1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1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)" office:value-type="string" office:string-value="29" calcext:value-type="string">
            <text:p>29</text:p>
          </table:table-cell>
          <table:table-cell table:formula="of:=DEC2HEX([.D42])" office:value-type="string" office:string-value="FF301800" calcext:value-type="string">
            <text:p>FF301800</text:p>
          </table:table-cell>
          <table:table-cell table:formula="of:=BITLSHIFT([.H42];20)+BITLSHIFT([.J42];24)+BITLSHIFT([.L42];28)+BITLSHIFT([.S42];18)+BITLSHIFT([.Q42];16)+BITLSHIFT([.U42];14)+BITLSHIFT([.W42];12)+BITLSHIFT([.M42];11)+BITLSHIFT([.N42];10)+BITLSHIFT([.O42];9)+BITLSHIFT([.AA42];8)+BITLSHIFT([.X42];7)+BITLSHIFT([.Y42];6)+BITLSHIFT([.Z42];5)+BITLSHIFT([.AB42];4)" office:value-type="float" office:value="4281341952" calcext:value-type="float">
            <text:p>4281341952</text:p>
          </table:table-cell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2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)" office:value-type="string" office:string-value="2A" calcext:value-type="string">
            <text:p>2A</text:p>
          </table:table-cell>
          <table:table-cell table:formula="of:=DEC2HEX([.D43])" office:value-type="string" office:string-value="0" calcext:value-type="string">
            <text:p>0</text:p>
          </table:table-cell>
          <table:table-cell table:formula="of:=BITLSHIFT([.H43];20)+BITLSHIFT([.J43];24)+BITLSHIFT([.L43];28)+BITLSHIFT([.S43];18)+BITLSHIFT([.Q43];16)+BITLSHIFT([.U43];14)+BITLSHIFT([.W43];12)+BITLSHIFT([.M43];11)+BITLSHIFT([.N43];10)+BITLSHIFT([.O43];9)+BITLSHIFT([.AA43];8)+BITLSHIFT([.X43];7)+BITLSHIFT([.Y43];6)+BITLSHIFT([.Z43];5)+BITLSHIFT([.AB43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)" office:value-type="string" office:string-value="2B" calcext:value-type="string">
            <text:p>2B</text:p>
          </table:table-cell>
          <table:table-cell table:formula="of:=DEC2HEX([.D44])" office:value-type="string" office:string-value="EEF01C00" calcext:value-type="string">
            <text:p>EEF01C00</text:p>
          </table:table-cell>
          <table:table-cell table:formula="of:=BITLSHIFT([.H44];20)+BITLSHIFT([.J44];24)+BITLSHIFT([.L44];28)+BITLSHIFT([.S44];18)+BITLSHIFT([.Q44];16)+BITLSHIFT([.U44];14)+BITLSHIFT([.W44];12)+BITLSHIFT([.M44];11)+BITLSHIFT([.N44];10)+BITLSHIFT([.O44];9)+BITLSHIFT([.AA44];8)+BITLSHIFT([.X44];7)+BITLSHIFT([.Y44];6)+BITLSHIFT([.Z44];5)+BITLSHIFT([.AB44];4)" office:value-type="float" office:value="4008713216" calcext:value-type="float">
            <text:p>4008713216</text:p>
          </table:table-cell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44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44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4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)" office:value-type="string" office:string-value="2C" calcext:value-type="string">
            <text:p>2C</text:p>
          </table:table-cell>
          <table:table-cell table:formula="of:=DEC2HEX([.D45])" office:value-type="string" office:string-value="63340800" calcext:value-type="string">
            <text:p>63340800</text:p>
          </table:table-cell>
          <table:table-cell table:formula="of:=BITLSHIFT([.H45];20)+BITLSHIFT([.J45];24)+BITLSHIFT([.L45];28)+BITLSHIFT([.S45];18)+BITLSHIFT([.Q45];16)+BITLSHIFT([.U45];14)+BITLSHIFT([.W45];12)+BITLSHIFT([.M45];11)+BITLSHIFT([.N45];10)+BITLSHIFT([.O45];9)+BITLSHIFT([.AA45];8)+BITLSHIFT([.X45];7)+BITLSHIFT([.Y45];6)+BITLSHIFT([.Z45];5)+BITLSHIFT([.AB45];4)" office:value-type="float" office:value="1664354304" calcext:value-type="float">
            <text:p>1664354304</text:p>
          </table:table-cell>
          <table:table-cell office:value-type="string" calcext:value-type="string">
            <text:p>zpa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)" office:value-type="string" office:string-value="2D" calcext:value-type="string">
            <text:p>2D</text:p>
          </table:table-cell>
          <table:table-cell table:formula="of:=DEC2HEX([.D46])" office:value-type="string" office:string-value="63340800" calcext:value-type="string">
            <text:p>63340800</text:p>
          </table:table-cell>
          <table:table-cell table:formula="of:=BITLSHIFT([.H46];20)+BITLSHIFT([.J46];24)+BITLSHIFT([.L46];28)+BITLSHIFT([.S46];18)+BITLSHIFT([.Q46];16)+BITLSHIFT([.U46];14)+BITLSHIFT([.W46];12)+BITLSHIFT([.M46];11)+BITLSHIFT([.N46];10)+BITLSHIFT([.O46];9)+BITLSHIFT([.AA46];8)+BITLSHIFT([.X46];7)+BITLSHIFT([.Y46];6)+BITLSHIFT([.Z46];5)+BITLSHIFT([.AB46];4)" office:value-type="float" office:value="1664354304" calcext:value-type="float">
            <text:p>1664354304</text:p>
          </table:table-cell>
          <table:table-cell office:value-type="string" calcext:value-type="string">
            <text:p>zpa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4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4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4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)" office:value-type="string" office:string-value="2E" calcext:value-type="string">
            <text:p>2E</text:p>
          </table:table-cell>
          <table:table-cell table:formula="of:=DEC2HEX([.D47])" office:value-type="string" office:string-value="FF301800" calcext:value-type="string">
            <text:p>FF301800</text:p>
          </table:table-cell>
          <table:table-cell table:formula="of:=BITLSHIFT([.H47];20)+BITLSHIFT([.J47];24)+BITLSHIFT([.L47];28)+BITLSHIFT([.S47];18)+BITLSHIFT([.Q47];16)+BITLSHIFT([.U47];14)+BITLSHIFT([.W47];12)+BITLSHIFT([.M47];11)+BITLSHIFT([.N47];10)+BITLSHIFT([.O47];9)+BITLSHIFT([.AA47];8)+BITLSHIFT([.X47];7)+BITLSHIFT([.Y47];6)+BITLSHIFT([.Z47];5)+BITLSHIFT([.AB47];4)" office:value-type="float" office:value="4281341952" calcext:value-type="float">
            <text:p>4281341952</text:p>
          </table:table-cell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)" office:value-type="string" office:string-value="2F" calcext:value-type="string">
            <text:p>2F</text:p>
          </table:table-cell>
          <table:table-cell table:formula="of:=DEC2HEX([.D48])" office:value-type="string" office:string-value="36700400" calcext:value-type="string">
            <text:p>36700400</text:p>
          </table:table-cell>
          <table:table-cell table:formula="of:=BITLSHIFT([.H48];20)+BITLSHIFT([.J48];24)+BITLSHIFT([.L48];28)+BITLSHIFT([.S48];18)+BITLSHIFT([.Q48];16)+BITLSHIFT([.U48];14)+BITLSHIFT([.W48];12)+BITLSHIFT([.M48];11)+BITLSHIFT([.N48];10)+BITLSHIFT([.O48];9)+BITLSHIFT([.AA48];8)+BITLSHIFT([.X48];7)+BITLSHIFT([.Y48];6)+BITLSHIFT([.Z48];5)+BITLSHIFT([.AB48];4)" office:value-type="float" office:value="913310720" calcext:value-type="float">
            <text:p>913310720</text:p>
          </table:table-cell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8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8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)" office:value-type="string" office:string-value="30" calcext:value-type="string">
            <text:p>30</text:p>
          </table:table-cell>
          <table:table-cell table:formula="of:=DEC2HEX([.D49])" office:value-type="string" office:string-value="367004C0" calcext:value-type="string">
            <text:p>367004C0</text:p>
          </table:table-cell>
          <table:table-cell table:formula="of:=BITLSHIFT([.H49];20)+BITLSHIFT([.J49];24)+BITLSHIFT([.L49];28)+BITLSHIFT([.S49];18)+BITLSHIFT([.Q49];16)+BITLSHIFT([.U49];14)+BITLSHIFT([.W49];12)+BITLSHIFT([.M49];11)+BITLSHIFT([.N49];10)+BITLSHIFT([.O49];9)+BITLSHIFT([.AA49];8)+BITLSHIFT([.X49];7)+BITLSHIFT([.Y49];6)+BITLSHIFT([.Z49];5)+BITLSHIFT([.AB49];4)" office:value-type="float" office:value="913310912" calcext:value-type="float">
            <text:p>913310912</text:p>
          </table:table-cell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49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49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4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9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)" office:value-type="string" office:string-value="31" calcext:value-type="string">
            <text:p>31</text:p>
          </table:table-cell>
          <table:table-cell table:formula="of:=DEC2HEX([.D50])" office:value-type="string" office:string-value="C3340800" calcext:value-type="string">
            <text:p>C3340800</text:p>
          </table:table-cell>
          <table:table-cell table:formula="of:=BITLSHIFT([.H50];20)+BITLSHIFT([.J50];24)+BITLSHIFT([.L50];28)+BITLSHIFT([.S50];18)+BITLSHIFT([.Q50];16)+BITLSHIFT([.U50];14)+BITLSHIFT([.W50];12)+BITLSHIFT([.M50];11)+BITLSHIFT([.N50];10)+BITLSHIFT([.O50];9)+BITLSHIFT([.AA50];8)+BITLSHIFT([.X50];7)+BITLSHIFT([.Y50];6)+BITLSHIFT([.Z50];5)+BITLSHIFT([.AB50];4)" office:value-type="float" office:value="3274967040" calcext:value-type="float">
            <text:p>3274967040</text:p>
          </table:table-cell>
          <table:table-cell office:value-type="string" calcext:value-type="string">
            <text:p>zpa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5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0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0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)" office:value-type="string" office:string-value="32" calcext:value-type="string">
            <text:p>32</text:p>
          </table:table-cell>
          <table:table-cell table:formula="of:=DEC2HEX([.D51])" office:value-type="string" office:string-value="367004E0" calcext:value-type="string">
            <text:p>367004E0</text:p>
          </table:table-cell>
          <table:table-cell table:formula="of:=BITLSHIFT([.H51];20)+BITLSHIFT([.J51];24)+BITLSHIFT([.L51];28)+BITLSHIFT([.S51];18)+BITLSHIFT([.Q51];16)+BITLSHIFT([.U51];14)+BITLSHIFT([.W51];12)+BITLSHIFT([.M51];11)+BITLSHIFT([.N51];10)+BITLSHIFT([.O51];9)+BITLSHIFT([.AA51];8)+BITLSHIFT([.X51];7)+BITLSHIFT([.Y51];6)+BITLSHIFT([.Z51];5)+BITLSHIFT([.AB51];4)" office:value-type="float" office:value="913310944" calcext:value-type="float">
            <text:p>913310944</text:p>
          </table:table-cell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1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1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1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)" office:value-type="string" office:string-value="33" calcext:value-type="string">
            <text:p>33</text:p>
          </table:table-cell>
          <table:table-cell table:formula="of:=DEC2HEX([.D52])" office:value-type="string" office:string-value="D3340800" calcext:value-type="string">
            <text:p>D3340800</text:p>
          </table:table-cell>
          <table:table-cell table:formula="of:=BITLSHIFT([.H52];20)+BITLSHIFT([.J52];24)+BITLSHIFT([.L52];28)+BITLSHIFT([.S52];18)+BITLSHIFT([.Q52];16)+BITLSHIFT([.U52];14)+BITLSHIFT([.W52];12)+BITLSHIFT([.M52];11)+BITLSHIFT([.N52];10)+BITLSHIFT([.O52];9)+BITLSHIFT([.AA52];8)+BITLSHIFT([.X52];7)+BITLSHIFT([.Y52];6)+BITLSHIFT([.Z52];5)+BITLSHIFT([.AB52];4)" office:value-type="float" office:value="3543402496" calcext:value-type="float">
            <text:p>3543402496</text:p>
          </table:table-cell>
          <table:table-cell office:value-type="string" calcext:value-type="string">
            <text:p>zpa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5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K5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5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5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5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)" office:value-type="string" office:string-value="34" calcext:value-type="string">
            <text:p>34</text:p>
          </table:table-cell>
          <table:table-cell table:formula="of:=DEC2HEX([.D53])" office:value-type="string" office:string-value="3C301000" calcext:value-type="string">
            <text:p>3C301000</text:p>
          </table:table-cell>
          <table:table-cell table:formula="of:=BITLSHIFT([.H53];20)+BITLSHIFT([.J53];24)+BITLSHIFT([.L53];28)+BITLSHIFT([.S53];18)+BITLSHIFT([.Q53];16)+BITLSHIFT([.U53];14)+BITLSHIFT([.W53];12)+BITLSHIFT([.M53];11)+BITLSHIFT([.N53];10)+BITLSHIFT([.O53];9)+BITLSHIFT([.AA53];8)+BITLSHIFT([.X53];7)+BITLSHIFT([.Y53];6)+BITLSHIFT([.Z53];5)+BITLSHIFT([.AB53];4)" office:value-type="float" office:value="1009782784" calcext:value-type="float">
            <text:p>1009782784</text:p>
          </table:table-cell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53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)" office:value-type="string" office:string-value="35" calcext:value-type="string">
            <text:p>35</text:p>
          </table:table-cell>
          <table:table-cell table:formula="of:=DEC2HEX([.D54])" office:value-type="string" office:string-value="367002C0" calcext:value-type="string">
            <text:p>367002C0</text:p>
          </table:table-cell>
          <table:table-cell table:formula="of:=BITLSHIFT([.H54];20)+BITLSHIFT([.J54];24)+BITLSHIFT([.L54];28)+BITLSHIFT([.S54];18)+BITLSHIFT([.Q54];16)+BITLSHIFT([.U54];14)+BITLSHIFT([.W54];12)+BITLSHIFT([.M54];11)+BITLSHIFT([.N54];10)+BITLSHIFT([.O54];9)+BITLSHIFT([.AA54];8)+BITLSHIFT([.X54];7)+BITLSHIFT([.Y54];6)+BITLSHIFT([.Z54];5)+BITLSHIFT([.AB54];4)" office:value-type="float" office:value="913310400" calcext:value-type="float">
            <text:p>913310400</text:p>
          </table:table-cell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4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4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4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)" office:value-type="string" office:string-value="36" calcext:value-type="string">
            <text:p>36</text:p>
          </table:table-cell>
          <table:table-cell table:formula="of:=DEC2HEX([.D55])" office:value-type="string" office:string-value="367002C0" calcext:value-type="string">
            <text:p>367002C0</text:p>
          </table:table-cell>
          <table:table-cell table:formula="of:=BITLSHIFT([.H55];20)+BITLSHIFT([.J55];24)+BITLSHIFT([.L55];28)+BITLSHIFT([.S55];18)+BITLSHIFT([.Q55];16)+BITLSHIFT([.U55];14)+BITLSHIFT([.W55];12)+BITLSHIFT([.M55];11)+BITLSHIFT([.N55];10)+BITLSHIFT([.O55];9)+BITLSHIFT([.AA55];8)+BITLSHIFT([.X55];7)+BITLSHIFT([.Y55];6)+BITLSHIFT([.Z55];5)+BITLSHIFT([.AB55];4)" office:value-type="float" office:value="913310400" calcext:value-type="float">
            <text:p>913310400</text:p>
          </table:table-cell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5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5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5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)" office:value-type="string" office:string-value="37" calcext:value-type="string">
            <text:p>37</text:p>
          </table:table-cell>
          <table:table-cell table:formula="of:=DEC2HEX([.D56])" office:value-type="string" office:string-value="3D301000" calcext:value-type="string">
            <text:p>3D301000</text:p>
          </table:table-cell>
          <table:table-cell table:formula="of:=BITLSHIFT([.H56];20)+BITLSHIFT([.J56];24)+BITLSHIFT([.L56];28)+BITLSHIFT([.S56];18)+BITLSHIFT([.Q56];16)+BITLSHIFT([.U56];14)+BITLSHIFT([.W56];12)+BITLSHIFT([.M56];11)+BITLSHIFT([.N56];10)+BITLSHIFT([.O56];9)+BITLSHIFT([.AA56];8)+BITLSHIFT([.X56];7)+BITLSHIFT([.Y56];6)+BITLSHIFT([.Z56];5)+BITLSHIFT([.AB56];4)" office:value-type="float" office:value="1026560000" calcext:value-type="float">
            <text:p>1026560000</text:p>
          </table:table-cell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5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5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table:formula="of:=COM.MICROSOFT.SWITCH([.K5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5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5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)" office:value-type="string" office:string-value="38" calcext:value-type="string">
            <text:p>38</text:p>
          </table:table-cell>
          <table:table-cell table:formula="of:=DEC2HEX([.D57])" office:value-type="string" office:string-value="367002E0" calcext:value-type="string">
            <text:p>367002E0</text:p>
          </table:table-cell>
          <table:table-cell table:formula="of:=BITLSHIFT([.H57];20)+BITLSHIFT([.J57];24)+BITLSHIFT([.L57];28)+BITLSHIFT([.S57];18)+BITLSHIFT([.Q57];16)+BITLSHIFT([.U57];14)+BITLSHIFT([.W57];12)+BITLSHIFT([.M57];11)+BITLSHIFT([.N57];10)+BITLSHIFT([.O57];9)+BITLSHIFT([.AA57];8)+BITLSHIFT([.X57];7)+BITLSHIFT([.Y57];6)+BITLSHIFT([.Z57];5)+BITLSHIFT([.AB57];4)" office:value-type="float" office:value="913310432" calcext:value-type="float">
            <text:p>913310432</text:p>
          </table:table-cell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57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57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5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5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7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)" office:value-type="string" office:string-value="39" calcext:value-type="string">
            <text:p>39</text:p>
          </table:table-cell>
          <table:table-cell table:formula="of:=DEC2HEX([.D58])" office:value-type="string" office:string-value="3CD00400" calcext:value-type="string">
            <text:p>3CD00400</text:p>
          </table:table-cell>
          <table:table-cell table:formula="of:=BITLSHIFT([.H58];20)+BITLSHIFT([.J58];24)+BITLSHIFT([.L58];28)+BITLSHIFT([.S58];18)+BITLSHIFT([.Q58];16)+BITLSHIFT([.U58];14)+BITLSHIFT([.W58];12)+BITLSHIFT([.M58];11)+BITLSHIFT([.N58];10)+BITLSHIFT([.O58];9)+BITLSHIFT([.AA58];8)+BITLSHIFT([.X58];7)+BITLSHIFT([.Y58];6)+BITLSHIFT([.Z58];5)+BITLSHIFT([.AB58];4)" office:value-type="float" office:value="1020265472" calcext:value-type="float">
            <text:p>1020265472</text:p>
          </table:table-cell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5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5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5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5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5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5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5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)" office:value-type="string" office:string-value="3A" calcext:value-type="string">
            <text:p>3A</text:p>
          </table:table-cell>
          <table:table-cell table:formula="of:=DEC2HEX([.D59])" office:value-type="string" office:string-value="0" calcext:value-type="string">
            <text:p>0</text:p>
          </table:table-cell>
          <table:table-cell table:formula="of:=BITLSHIFT([.H59];20)+BITLSHIFT([.J59];24)+BITLSHIFT([.L59];28)+BITLSHIFT([.S59];18)+BITLSHIFT([.Q59];16)+BITLSHIFT([.U59];14)+BITLSHIFT([.W59];12)+BITLSHIFT([.M59];11)+BITLSHIFT([.N59];10)+BITLSHIFT([.O59];9)+BITLSHIFT([.AA59];8)+BITLSHIFT([.X59];7)+BITLSHIFT([.Y59];6)+BITLSHIFT([.Z59];5)+BITLSHIFT([.AB59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)" office:value-type="string" office:string-value="3B" calcext:value-type="string">
            <text:p>3B</text:p>
          </table:table-cell>
          <table:table-cell table:formula="of:=DEC2HEX([.D60])" office:value-type="string" office:string-value="EEF01C00" calcext:value-type="string">
            <text:p>EEF01C00</text:p>
          </table:table-cell>
          <table:table-cell table:formula="of:=BITLSHIFT([.H60];20)+BITLSHIFT([.J60];24)+BITLSHIFT([.L60];28)+BITLSHIFT([.S60];18)+BITLSHIFT([.Q60];16)+BITLSHIFT([.U60];14)+BITLSHIFT([.W60];12)+BITLSHIFT([.M60];11)+BITLSHIFT([.N60];10)+BITLSHIFT([.O60];9)+BITLSHIFT([.AA60];8)+BITLSHIFT([.X60];7)+BITLSHIFT([.Y60];6)+BITLSHIFT([.Z60];5)+BITLSHIFT([.AB60];4)" office:value-type="float" office:value="4008713216" calcext:value-type="float">
            <text:p>4008713216</text:p>
          </table:table-cell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60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6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6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6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)" office:value-type="string" office:string-value="3C" calcext:value-type="string">
            <text:p>3C</text:p>
          </table:table-cell>
          <table:table-cell table:formula="of:=DEC2HEX([.D61])" office:value-type="string" office:string-value="30380800" calcext:value-type="string">
            <text:p>30380800</text:p>
          </table:table-cell>
          <table:table-cell table:formula="of:=BITLSHIFT([.H61];20)+BITLSHIFT([.J61];24)+BITLSHIFT([.L61];28)+BITLSHIFT([.S61];18)+BITLSHIFT([.Q61];16)+BITLSHIFT([.U61];14)+BITLSHIFT([.W61];12)+BITLSHIFT([.M61];11)+BITLSHIFT([.N61];10)+BITLSHIFT([.O61];9)+BITLSHIFT([.AA61];8)+BITLSHIFT([.X61];7)+BITLSHIFT([.Y61];6)+BITLSHIFT([.Z61];5)+BITLSHIFT([.AB61];4)" office:value-type="float" office:value="808978432" calcext:value-type="float">
            <text:p>808978432</text:p>
          </table:table-cell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)" office:value-type="string" office:string-value="3D" calcext:value-type="string">
            <text:p>3D</text:p>
          </table:table-cell>
          <table:table-cell table:formula="of:=DEC2HEX([.D62])" office:value-type="string" office:string-value="30380800" calcext:value-type="string">
            <text:p>30380800</text:p>
          </table:table-cell>
          <table:table-cell table:formula="of:=BITLSHIFT([.H62];20)+BITLSHIFT([.J62];24)+BITLSHIFT([.L62];28)+BITLSHIFT([.S62];18)+BITLSHIFT([.Q62];16)+BITLSHIFT([.U62];14)+BITLSHIFT([.W62];12)+BITLSHIFT([.M62];11)+BITLSHIFT([.N62];10)+BITLSHIFT([.O62];9)+BITLSHIFT([.AA62];8)+BITLSHIFT([.X62];7)+BITLSHIFT([.Y62];6)+BITLSHIFT([.Z62];5)+BITLSHIFT([.AB62];4)" office:value-type="float" office:value="808978432" calcext:value-type="float">
            <text:p>808978432</text:p>
          </table:table-cell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2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2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2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)" office:value-type="string" office:string-value="3E" calcext:value-type="string">
            <text:p>3E</text:p>
          </table:table-cell>
          <table:table-cell table:formula="of:=DEC2HEX([.D63])" office:value-type="string" office:string-value="303A6810" calcext:value-type="string">
            <text:p>303A6810</text:p>
          </table:table-cell>
          <table:table-cell table:formula="of:=BITLSHIFT([.H63];20)+BITLSHIFT([.J63];24)+BITLSHIFT([.L63];28)+BITLSHIFT([.S63];18)+BITLSHIFT([.Q63];16)+BITLSHIFT([.U63];14)+BITLSHIFT([.W63];12)+BITLSHIFT([.M63];11)+BITLSHIFT([.N63];10)+BITLSHIFT([.O63];9)+BITLSHIFT([.AA63];8)+BITLSHIFT([.X63];7)+BITLSHIFT([.Y63];6)+BITLSHIFT([.Z63];5)+BITLSHIFT([.AB63];4)" office:value-type="float" office:value="809134096" calcext:value-type="float">
            <text:p>809134096</text:p>
          </table:table-cell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3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3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3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)" office:value-type="string" office:string-value="3F" calcext:value-type="string">
            <text:p>3F</text:p>
          </table:table-cell>
          <table:table-cell table:formula="of:=DEC2HEX([.D64])" office:value-type="string" office:string-value="303A6810" calcext:value-type="string">
            <text:p>303A6810</text:p>
          </table:table-cell>
          <table:table-cell table:formula="of:=BITLSHIFT([.H64];20)+BITLSHIFT([.J64];24)+BITLSHIFT([.L64];28)+BITLSHIFT([.S64];18)+BITLSHIFT([.Q64];16)+BITLSHIFT([.U64];14)+BITLSHIFT([.W64];12)+BITLSHIFT([.M64];11)+BITLSHIFT([.N64];10)+BITLSHIFT([.O64];9)+BITLSHIFT([.AA64];8)+BITLSHIFT([.X64];7)+BITLSHIFT([.Y64];6)+BITLSHIFT([.Z64];5)+BITLSHIFT([.AB64];4)" office:value-type="float" office:value="809134096" calcext:value-type="float">
            <text:p>809134096</text:p>
          </table:table-cell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4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4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4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)" office:value-type="string" office:string-value="40" calcext:value-type="string">
            <text:p>40</text:p>
          </table:table-cell>
          <table:table-cell table:formula="of:=DEC2HEX([.D65])" office:value-type="string" office:string-value="FF301800" calcext:value-type="string">
            <text:p>FF301800</text:p>
          </table:table-cell>
          <table:table-cell table:formula="of:=BITLSHIFT([.H65];20)+BITLSHIFT([.J65];24)+BITLSHIFT([.L65];28)+BITLSHIFT([.S65];18)+BITLSHIFT([.Q65];16)+BITLSHIFT([.U65];14)+BITLSHIFT([.W65];12)+BITLSHIFT([.M65];11)+BITLSHIFT([.N65];10)+BITLSHIFT([.O65];9)+BITLSHIFT([.AA65];8)+BITLSHIFT([.X65];7)+BITLSHIFT([.Y65];6)+BITLSHIFT([.Z65];5)+BITLSHIFT([.AB65];4)" office:value-type="float" office:value="4281341952" calcext:value-type="float">
            <text:p>4281341952</text:p>
          </table:table-cell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)" office:value-type="string" office:string-value="41" calcext:value-type="string">
            <text:p>41</text:p>
          </table:table-cell>
          <table:table-cell table:formula="of:=DEC2HEX([.D66])" office:value-type="string" office:string-value="FF301800" calcext:value-type="string">
            <text:p>FF301800</text:p>
          </table:table-cell>
          <table:table-cell table:formula="of:=BITLSHIFT([.H66];20)+BITLSHIFT([.J66];24)+BITLSHIFT([.L66];28)+BITLSHIFT([.S66];18)+BITLSHIFT([.Q66];16)+BITLSHIFT([.U66];14)+BITLSHIFT([.W66];12)+BITLSHIFT([.M66];11)+BITLSHIFT([.N66];10)+BITLSHIFT([.O66];9)+BITLSHIFT([.AA66];8)+BITLSHIFT([.X66];7)+BITLSHIFT([.Y66];6)+BITLSHIFT([.Z66];5)+BITLSHIFT([.AB66];4)" office:value-type="float" office:value="4281341952" calcext:value-type="float">
            <text:p>4281341952</text:p>
          </table:table-cell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6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)" office:value-type="string" office:string-value="42" calcext:value-type="string">
            <text:p>42</text:p>
          </table:table-cell>
          <table:table-cell table:formula="of:=DEC2HEX([.D67])" office:value-type="string" office:string-value="303A6810" calcext:value-type="string">
            <text:p>303A6810</text:p>
          </table:table-cell>
          <table:table-cell table:formula="of:=BITLSHIFT([.H67];20)+BITLSHIFT([.J67];24)+BITLSHIFT([.L67];28)+BITLSHIFT([.S67];18)+BITLSHIFT([.Q67];16)+BITLSHIFT([.U67];14)+BITLSHIFT([.W67];12)+BITLSHIFT([.M67];11)+BITLSHIFT([.N67];10)+BITLSHIFT([.O67];9)+BITLSHIFT([.AA67];8)+BITLSHIFT([.X67];7)+BITLSHIFT([.Y67];6)+BITLSHIFT([.Z67];5)+BITLSHIFT([.AB67];4)" office:value-type="float" office:value="809134096" calcext:value-type="float">
            <text:p>809134096</text:p>
          </table:table-cell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7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)" office:value-type="string" office:string-value="43" calcext:value-type="string">
            <text:p>43</text:p>
          </table:table-cell>
          <table:table-cell table:formula="of:=DEC2HEX([.D68])" office:value-type="string" office:string-value="33300000" calcext:value-type="string">
            <text:p>33300000</text:p>
          </table:table-cell>
          <table:table-cell table:formula="of:=BITLSHIFT([.H68];20)+BITLSHIFT([.J68];24)+BITLSHIFT([.L68];28)+BITLSHIFT([.S68];18)+BITLSHIFT([.Q68];16)+BITLSHIFT([.U68];14)+BITLSHIFT([.W68];12)+BITLSHIFT([.M68];11)+BITLSHIFT([.N68];10)+BITLSHIFT([.O68];9)+BITLSHIFT([.AA68];8)+BITLSHIFT([.X68];7)+BITLSHIFT([.Y68];6)+BITLSHIFT([.Z68];5)+BITLSHIFT([.AB68];4)" office:value-type="float" office:value="858783744" calcext:value-type="float">
            <text:p>858783744</text:p>
          </table:table-cell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68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6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6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)" office:value-type="string" office:string-value="44" calcext:value-type="string">
            <text:p>44</text:p>
          </table:table-cell>
          <table:table-cell table:formula="of:=DEC2HEX([.D69])" office:value-type="string" office:string-value="3CD00200" calcext:value-type="string">
            <text:p>3CD00200</text:p>
          </table:table-cell>
          <table:table-cell table:formula="of:=BITLSHIFT([.H69];20)+BITLSHIFT([.J69];24)+BITLSHIFT([.L69];28)+BITLSHIFT([.S69];18)+BITLSHIFT([.Q69];16)+BITLSHIFT([.U69];14)+BITLSHIFT([.W69];12)+BITLSHIFT([.M69];11)+BITLSHIFT([.N69];10)+BITLSHIFT([.O69];9)+BITLSHIFT([.AA69];8)+BITLSHIFT([.X69];7)+BITLSHIFT([.Y69];6)+BITLSHIFT([.Z69];5)+BITLSHIFT([.AB69];4)" office:value-type="float" office:value="1020264960" calcext:value-type="float">
            <text:p>1020264960</text:p>
          </table:table-cell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69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69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6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6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)" office:value-type="string" office:string-value="45" calcext:value-type="string">
            <text:p>45</text:p>
          </table:table-cell>
          <table:table-cell table:formula="of:=DEC2HEX([.D70])" office:value-type="string" office:string-value="3300800" calcext:value-type="string">
            <text:p>3300800</text:p>
          </table:table-cell>
          <table:table-cell table:formula="of:=BITLSHIFT([.H70];20)+BITLSHIFT([.J70];24)+BITLSHIFT([.L70];28)+BITLSHIFT([.S70];18)+BITLSHIFT([.Q70];16)+BITLSHIFT([.U70];14)+BITLSHIFT([.W70];12)+BITLSHIFT([.M70];11)+BITLSHIFT([.N70];10)+BITLSHIFT([.O70];9)+BITLSHIFT([.AA70];8)+BITLSHIFT([.X70];7)+BITLSHIFT([.Y70];6)+BITLSHIFT([.Z70];5)+BITLSHIFT([.AB70];4)" office:value-type="float" office:value="53479424" calcext:value-type="float">
            <text:p>53479424</text:p>
          </table:table-cell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)" office:value-type="string" office:string-value="46" calcext:value-type="string">
            <text:p>46</text:p>
          </table:table-cell>
          <table:table-cell table:formula="of:=DEC2HEX([.D71])" office:value-type="string" office:string-value="3300000" calcext:value-type="string">
            <text:p>3300000</text:p>
          </table:table-cell>
          <table:table-cell table:formula="of:=BITLSHIFT([.H71];20)+BITLSHIFT([.J71];24)+BITLSHIFT([.L71];28)+BITLSHIFT([.S71];18)+BITLSHIFT([.Q71];16)+BITLSHIFT([.U71];14)+BITLSHIFT([.W71];12)+BITLSHIFT([.M71];11)+BITLSHIFT([.N71];10)+BITLSHIFT([.O71];9)+BITLSHIFT([.AA71];8)+BITLSHIFT([.X71];7)+BITLSHIFT([.Y71];6)+BITLSHIFT([.Z71];5)+BITLSHIFT([.AB71];4)" office:value-type="float" office:value="53477376" calcext:value-type="float">
            <text:p>53477376</text:p>
          </table:table-cell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)" office:value-type="string" office:string-value="47" calcext:value-type="string">
            <text:p>47</text:p>
          </table:table-cell>
          <table:table-cell table:formula="of:=DEC2HEX([.D72])" office:value-type="string" office:string-value="0" calcext:value-type="string">
            <text:p>0</text:p>
          </table:table-cell>
          <table:table-cell table:formula="of:=BITLSHIFT([.H72];20)+BITLSHIFT([.J72];24)+BITLSHIFT([.L72];28)+BITLSHIFT([.S72];18)+BITLSHIFT([.Q72];16)+BITLSHIFT([.U72];14)+BITLSHIFT([.W72];12)+BITLSHIFT([.M72];11)+BITLSHIFT([.N72];10)+BITLSHIFT([.O72];9)+BITLSHIFT([.AA72];8)+BITLSHIFT([.X72];7)+BITLSHIFT([.Y72];6)+BITLSHIFT([.Z72];5)+BITLSHIFT([.AB72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)" office:value-type="string" office:string-value="48" calcext:value-type="string">
            <text:p>48</text:p>
          </table:table-cell>
          <table:table-cell table:formula="of:=DEC2HEX([.D73])" office:value-type="string" office:string-value="8E300800" calcext:value-type="string">
            <text:p>8E300800</text:p>
          </table:table-cell>
          <table:table-cell table:formula="of:=BITLSHIFT([.H73];20)+BITLSHIFT([.J73];24)+BITLSHIFT([.L73];28)+BITLSHIFT([.S73];18)+BITLSHIFT([.Q73];16)+BITLSHIFT([.U73];14)+BITLSHIFT([.W73];12)+BITLSHIFT([.M73];11)+BITLSHIFT([.N73];10)+BITLSHIFT([.O73];9)+BITLSHIFT([.AA73];8)+BITLSHIFT([.X73];7)+BITLSHIFT([.Y73];6)+BITLSHIFT([.Z73];5)+BITLSHIFT([.AB73];4)" office:value-type="float" office:value="2385512448" calcext:value-type="float">
            <text:p>2385512448</text:p>
          </table:table-cell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7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7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)" office:value-type="string" office:string-value="49" calcext:value-type="string">
            <text:p>49</text:p>
          </table:table-cell>
          <table:table-cell table:formula="of:=DEC2HEX([.D74])" office:value-type="string" office:string-value="9F300800" calcext:value-type="string">
            <text:p>9F300800</text:p>
          </table:table-cell>
          <table:table-cell table:formula="of:=BITLSHIFT([.H74];20)+BITLSHIFT([.J74];24)+BITLSHIFT([.L74];28)+BITLSHIFT([.S74];18)+BITLSHIFT([.Q74];16)+BITLSHIFT([.U74];14)+BITLSHIFT([.W74];12)+BITLSHIFT([.M74];11)+BITLSHIFT([.N74];10)+BITLSHIFT([.O74];9)+BITLSHIFT([.AA74];8)+BITLSHIFT([.X74];7)+BITLSHIFT([.Y74];6)+BITLSHIFT([.Z74];5)+BITLSHIFT([.AB74];4)" office:value-type="float" office:value="2670725120" calcext:value-type="float">
            <text:p>2670725120</text:p>
          </table:table-cell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7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7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)" office:value-type="string" office:string-value="4A" calcext:value-type="string">
            <text:p>4A</text:p>
          </table:table-cell>
          <table:table-cell table:formula="of:=DEC2HEX([.D75])" office:value-type="string" office:string-value="EC300800" calcext:value-type="string">
            <text:p>EC300800</text:p>
          </table:table-cell>
          <table:table-cell table:formula="of:=BITLSHIFT([.H75];20)+BITLSHIFT([.J75];24)+BITLSHIFT([.L75];28)+BITLSHIFT([.S75];18)+BITLSHIFT([.Q75];16)+BITLSHIFT([.U75];14)+BITLSHIFT([.W75];12)+BITLSHIFT([.M75];11)+BITLSHIFT([.N75];10)+BITLSHIFT([.O75];9)+BITLSHIFT([.AA75];8)+BITLSHIFT([.X75];7)+BITLSHIFT([.Y75];6)+BITLSHIFT([.Z75];5)+BITLSHIFT([.AB75];4)" office:value-type="float" office:value="3962570752" calcext:value-type="float">
            <text:p>3962570752</text:p>
          </table:table-cell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75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7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)" office:value-type="string" office:string-value="4B" calcext:value-type="string">
            <text:p>4B</text:p>
          </table:table-cell>
          <table:table-cell table:formula="of:=DEC2HEX([.D76])" office:value-type="string" office:string-value="FD300800" calcext:value-type="string">
            <text:p>FD300800</text:p>
          </table:table-cell>
          <table:table-cell table:formula="of:=BITLSHIFT([.H76];20)+BITLSHIFT([.J76];24)+BITLSHIFT([.L76];28)+BITLSHIFT([.S76];18)+BITLSHIFT([.Q76];16)+BITLSHIFT([.U76];14)+BITLSHIFT([.W76];12)+BITLSHIFT([.M76];11)+BITLSHIFT([.N76];10)+BITLSHIFT([.O76];9)+BITLSHIFT([.AA76];8)+BITLSHIFT([.X76];7)+BITLSHIFT([.Y76];6)+BITLSHIFT([.Z76];5)+BITLSHIFT([.AB76];4)" office:value-type="float" office:value="4247783424" calcext:value-type="float">
            <text:p>4247783424</text:p>
          </table:table-cell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76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PH*</text:p>
          </table:table-cell>
          <table:table-cell table:formula="of:=COM.MICROSOFT.SWITCH([.K7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)" office:value-type="string" office:string-value="4C" calcext:value-type="string">
            <text:p>4C</text:p>
          </table:table-cell>
          <table:table-cell table:formula="of:=DEC2HEX([.D77])" office:value-type="string" office:string-value="0" calcext:value-type="string">
            <text:p>0</text:p>
          </table:table-cell>
          <table:table-cell table:formula="of:=BITLSHIFT([.H77];20)+BITLSHIFT([.J77];24)+BITLSHIFT([.L77];28)+BITLSHIFT([.S77];18)+BITLSHIFT([.Q77];16)+BITLSHIFT([.U77];14)+BITLSHIFT([.W77];12)+BITLSHIFT([.M77];11)+BITLSHIFT([.N77];10)+BITLSHIFT([.O77];9)+BITLSHIFT([.AA77];8)+BITLSHIFT([.X77];7)+BITLSHIFT([.Y77];6)+BITLSHIFT([.Z77];5)+BITLSHIFT([.AB77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)" office:value-type="string" office:string-value="4D" calcext:value-type="string">
            <text:p>4D</text:p>
          </table:table-cell>
          <table:table-cell table:formula="of:=DEC2HEX([.D78])" office:value-type="string" office:string-value="C0880800" calcext:value-type="string">
            <text:p>C0880800</text:p>
          </table:table-cell>
          <table:table-cell table:formula="of:=BITLSHIFT([.H78];20)+BITLSHIFT([.J78];24)+BITLSHIFT([.L78];28)+BITLSHIFT([.S78];18)+BITLSHIFT([.Q78];16)+BITLSHIFT([.U78];14)+BITLSHIFT([.W78];12)+BITLSHIFT([.M78];11)+BITLSHIFT([.N78];10)+BITLSHIFT([.O78];9)+BITLSHIFT([.AA78];8)+BITLSHIFT([.X78];7)+BITLSHIFT([.Y78];6)+BITLSHIFT([.Z78];5)+BITLSHIFT([.AB78];4)" office:value-type="float" office:value="3230140416" calcext:value-type="float">
            <text:p>3230140416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table:formula="of:=COM.MICROSOFT.SWITCH([.G78];&quot;S&quot;;0;&quot;kD&quot;;1;&quot;K&quot;;3;&quot;ZH&quot;;7;&quot;LL&quot;;8;&quot;MH&quot;;13;&quot;PH*&quot;;15)"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COM.MICROSOFT.SWITCH([.I7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K7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8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7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7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)" office:value-type="string" office:string-value="4E" calcext:value-type="string">
            <text:p>4E</text:p>
          </table:table-cell>
          <table:table-cell table:formula="of:=DEC2HEX([.D79])" office:value-type="string" office:string-value="D9301800" calcext:value-type="string">
            <text:p>D9301800</text:p>
          </table:table-cell>
          <table:table-cell table:formula="of:=BITLSHIFT([.H79];20)+BITLSHIFT([.J79];24)+BITLSHIFT([.L79];28)+BITLSHIFT([.S79];18)+BITLSHIFT([.Q79];16)+BITLSHIFT([.U79];14)+BITLSHIFT([.W79];12)+BITLSHIFT([.M79];11)+BITLSHIFT([.N79];10)+BITLSHIFT([.O79];9)+BITLSHIFT([.AA79];8)+BITLSHIFT([.X79];7)+BITLSHIFT([.Y79];6)+BITLSHIFT([.Z79];5)+BITLSHIFT([.AB79];4)" office:value-type="float" office:value="3643807744" calcext:value-type="float">
            <text:p>3643807744</text:p>
          </table:table-cell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79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7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7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)" office:value-type="string" office:string-value="4F" calcext:value-type="string">
            <text:p>4F</text:p>
          </table:table-cell>
          <table:table-cell table:formula="of:=DEC2HEX([.D80])" office:value-type="string" office:string-value="D9300800" calcext:value-type="string">
            <text:p>D9300800</text:p>
          </table:table-cell>
          <table:table-cell table:formula="of:=BITLSHIFT([.H80];20)+BITLSHIFT([.J80];24)+BITLSHIFT([.L80];28)+BITLSHIFT([.S80];18)+BITLSHIFT([.Q80];16)+BITLSHIFT([.U80];14)+BITLSHIFT([.W80];12)+BITLSHIFT([.M80];11)+BITLSHIFT([.N80];10)+BITLSHIFT([.O80];9)+BITLSHIFT([.AA80];8)+BITLSHIFT([.X80];7)+BITLSHIFT([.Y80];6)+BITLSHIFT([.Z80];5)+BITLSHIFT([.AB80];4)" office:value-type="float" office:value="3643803648" calcext:value-type="float">
            <text:p>3643803648</text:p>
          </table:table-cell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0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)" office:value-type="string" office:string-value="50" calcext:value-type="string">
            <text:p>50</text:p>
          </table:table-cell>
          <table:table-cell table:formula="of:=DEC2HEX([.D81])" office:value-type="string" office:string-value="CCD01C00" calcext:value-type="string">
            <text:p>CCD01C00</text:p>
          </table:table-cell>
          <table:table-cell table:formula="of:=BITLSHIFT([.H81];20)+BITLSHIFT([.J81];24)+BITLSHIFT([.L81];28)+BITLSHIFT([.S81];18)+BITLSHIFT([.Q81];16)+BITLSHIFT([.U81];14)+BITLSHIFT([.W81];12)+BITLSHIFT([.M81];11)+BITLSHIFT([.N81];10)+BITLSHIFT([.O81];9)+BITLSHIFT([.AA81];8)+BITLSHIFT([.X81];7)+BITLSHIFT([.Y81];6)+BITLSHIFT([.Z81];5)+BITLSHIFT([.AB81];4)" office:value-type="float" office:value="3436190720" calcext:value-type="float">
            <text:p>3436190720</text:p>
          </table:table-cell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formula="of:=COM.MICROSOFT.SWITCH([.K8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)" office:value-type="string" office:string-value="51" calcext:value-type="string">
            <text:p>51</text:p>
          </table:table-cell>
          <table:table-cell table:formula="of:=DEC2HEX([.D82])" office:value-type="string" office:string-value="E3340800" calcext:value-type="string">
            <text:p>E3340800</text:p>
          </table:table-cell>
          <table:table-cell table:formula="of:=BITLSHIFT([.H82];20)+BITLSHIFT([.J82];24)+BITLSHIFT([.L82];28)+BITLSHIFT([.S82];18)+BITLSHIFT([.Q82];16)+BITLSHIFT([.U82];14)+BITLSHIFT([.W82];12)+BITLSHIFT([.M82];11)+BITLSHIFT([.N82];10)+BITLSHIFT([.O82];9)+BITLSHIFT([.AA82];8)+BITLSHIFT([.X82];7)+BITLSHIFT([.Y82];6)+BITLSHIFT([.Z82];5)+BITLSHIFT([.AB82];4)" office:value-type="float" office:value="3811837952" calcext:value-type="float">
            <text:p>3811837952</text:p>
          </table:table-cell>
          <table:table-cell office:value-type="string" calcext:value-type="string">
            <text:p>table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)" office:value-type="string" office:string-value="52" calcext:value-type="string">
            <text:p>52</text:p>
          </table:table-cell>
          <table:table-cell table:formula="of:=DEC2HEX([.D83])" office:value-type="string" office:string-value="E3340800" calcext:value-type="string">
            <text:p>E3340800</text:p>
          </table:table-cell>
          <table:table-cell table:formula="of:=BITLSHIFT([.H83];20)+BITLSHIFT([.J83];24)+BITLSHIFT([.L83];28)+BITLSHIFT([.S83];18)+BITLSHIFT([.Q83];16)+BITLSHIFT([.U83];14)+BITLSHIFT([.W83];12)+BITLSHIFT([.M83];11)+BITLSHIFT([.N83];10)+BITLSHIFT([.O83];9)+BITLSHIFT([.AA83];8)+BITLSHIFT([.X83];7)+BITLSHIFT([.Y83];6)+BITLSHIFT([.Z83];5)+BITLSHIFT([.AB83];4)" office:value-type="float" office:value="3811837952" calcext:value-type="float">
            <text:p>3811837952</text:p>
          </table:table-cell>
          <table:table-cell office:value-type="string" calcext:value-type="string">
            <text:p>table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)" office:value-type="string" office:string-value="53" calcext:value-type="string">
            <text:p>53</text:p>
          </table:table-cell>
          <table:table-cell table:formula="of:=DEC2HEX([.D84])" office:value-type="string" office:string-value="3CD00400" calcext:value-type="string">
            <text:p>3CD00400</text:p>
          </table:table-cell>
          <table:table-cell table:formula="of:=BITLSHIFT([.H84];20)+BITLSHIFT([.J84];24)+BITLSHIFT([.L84];28)+BITLSHIFT([.S84];18)+BITLSHIFT([.Q84];16)+BITLSHIFT([.U84];14)+BITLSHIFT([.W84];12)+BITLSHIFT([.M84];11)+BITLSHIFT([.N84];10)+BITLSHIFT([.O84];9)+BITLSHIFT([.AA84];8)+BITLSHIFT([.X84];7)+BITLSHIFT([.Y84];6)+BITLSHIFT([.Z84];5)+BITLSHIFT([.AB84];4)" office:value-type="float" office:value="1020265472" calcext:value-type="float">
            <text:p>1020265472</text:p>
          </table:table-cell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4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8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)" office:value-type="string" office:string-value="54" calcext:value-type="string">
            <text:p>54</text:p>
          </table:table-cell>
          <table:table-cell table:formula="of:=DEC2HEX([.D85])" office:value-type="string" office:string-value="DD301800" calcext:value-type="string">
            <text:p>DD301800</text:p>
          </table:table-cell>
          <table:table-cell table:formula="of:=BITLSHIFT([.H85];20)+BITLSHIFT([.J85];24)+BITLSHIFT([.L85];28)+BITLSHIFT([.S85];18)+BITLSHIFT([.Q85];16)+BITLSHIFT([.U85];14)+BITLSHIFT([.W85];12)+BITLSHIFT([.M85];11)+BITLSHIFT([.N85];10)+BITLSHIFT([.O85];9)+BITLSHIFT([.AA85];8)+BITLSHIFT([.X85];7)+BITLSHIFT([.Y85];6)+BITLSHIFT([.Z85];5)+BITLSHIFT([.AB85];4)" office:value-type="float" office:value="3710916608" calcext:value-type="float">
            <text:p>3710916608</text:p>
          </table:table-cell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85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MH</text:p>
          </table:table-cell>
          <table:table-cell table:formula="of:=COM.MICROSOFT.SWITCH([.K8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)" office:value-type="string" office:string-value="55" calcext:value-type="string">
            <text:p>55</text:p>
          </table:table-cell>
          <table:table-cell table:formula="of:=DEC2HEX([.D86])" office:value-type="string" office:string-value="F3340800" calcext:value-type="string">
            <text:p>F3340800</text:p>
          </table:table-cell>
          <table:table-cell table:formula="of:=BITLSHIFT([.H86];20)+BITLSHIFT([.J86];24)+BITLSHIFT([.L86];28)+BITLSHIFT([.S86];18)+BITLSHIFT([.Q86];16)+BITLSHIFT([.U86];14)+BITLSHIFT([.W86];12)+BITLSHIFT([.M86];11)+BITLSHIFT([.N86];10)+BITLSHIFT([.O86];9)+BITLSHIFT([.AA86];8)+BITLSHIFT([.X86];7)+BITLSHIFT([.Y86];6)+BITLSHIFT([.Z86];5)+BITLSHIFT([.AB86];4)" office:value-type="float" office:value="4080273408" calcext:value-type="float">
            <text:p>4080273408</text:p>
          </table:table-cell>
          <table:table-cell office:value-type="string" calcext:value-type="string">
            <text:p>table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8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)" office:value-type="string" office:string-value="56" calcext:value-type="string">
            <text:p>56</text:p>
          </table:table-cell>
          <table:table-cell table:formula="of:=DEC2HEX([.D87])" office:value-type="string" office:string-value="0" calcext:value-type="string">
            <text:p>0</text:p>
          </table:table-cell>
          <table:table-cell table:formula="of:=BITLSHIFT([.H87];20)+BITLSHIFT([.J87];24)+BITLSHIFT([.L87];28)+BITLSHIFT([.S87];18)+BITLSHIFT([.Q87];16)+BITLSHIFT([.U87];14)+BITLSHIFT([.W87];12)+BITLSHIFT([.M87];11)+BITLSHIFT([.N87];10)+BITLSHIFT([.O87];9)+BITLSHIFT([.AA87];8)+BITLSHIFT([.X87];7)+BITLSHIFT([.Y87];6)+BITLSHIFT([.Z87];5)+BITLSHIFT([.AB87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)" office:value-type="string" office:string-value="57" calcext:value-type="string">
            <text:p>57</text:p>
          </table:table-cell>
          <table:table-cell table:formula="of:=DEC2HEX([.D88])" office:value-type="string" office:string-value="201A6810" calcext:value-type="string">
            <text:p>201A6810</text:p>
          </table:table-cell>
          <table:table-cell table:formula="of:=BITLSHIFT([.H88];20)+BITLSHIFT([.J88];24)+BITLSHIFT([.L88];28)+BITLSHIFT([.S88];18)+BITLSHIFT([.Q88];16)+BITLSHIFT([.U88];14)+BITLSHIFT([.W88];12)+BITLSHIFT([.M88];11)+BITLSHIFT([.N88];10)+BITLSHIFT([.O88];9)+BITLSHIFT([.AA88];8)+BITLSHIFT([.X88];7)+BITLSHIFT([.Y88];6)+BITLSHIFT([.Z88];5)+BITLSHIFT([.AB88];4)" office:value-type="float" office:value="538601488" calcext:value-type="float">
            <text:p>538601488</text:p>
          </table:table-cell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88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COM.MICROSOFT.SWITCH([.I88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D2</text:p>
          </table:table-cell>
          <table:table-cell table:formula="of:=COM.MICROSOFT.SWITCH([.K8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88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88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88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88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)" office:value-type="string" office:string-value="58" calcext:value-type="string">
            <text:p>58</text:p>
          </table:table-cell>
          <table:table-cell table:formula="of:=DEC2HEX([.D89])" office:value-type="string" office:string-value="0" calcext:value-type="string">
            <text:p>0</text:p>
          </table:table-cell>
          <table:table-cell table:formula="of:=BITLSHIFT([.H89];20)+BITLSHIFT([.J89];24)+BITLSHIFT([.L89];28)+BITLSHIFT([.S89];18)+BITLSHIFT([.Q89];16)+BITLSHIFT([.U89];14)+BITLSHIFT([.W89];12)+BITLSHIFT([.M89];11)+BITLSHIFT([.N89];10)+BITLSHIFT([.O89];9)+BITLSHIFT([.AA89];8)+BITLSHIFT([.X89];7)+BITLSHIFT([.Y89];6)+BITLSHIFT([.Z89];5)+BITLSHIFT([.AB89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)" office:value-type="string" office:string-value="59" calcext:value-type="string">
            <text:p>59</text:p>
          </table:table-cell>
          <table:table-cell table:formula="of:=DEC2HEX([.D90])" office:value-type="string" office:string-value="300A6810" calcext:value-type="string">
            <text:p>300A6810</text:p>
          </table:table-cell>
          <table:table-cell table:formula="of:=BITLSHIFT([.H90];20)+BITLSHIFT([.J90];24)+BITLSHIFT([.L90];28)+BITLSHIFT([.S90];18)+BITLSHIFT([.Q90];16)+BITLSHIFT([.U90];14)+BITLSHIFT([.W90];12)+BITLSHIFT([.M90];11)+BITLSHIFT([.N90];10)+BITLSHIFT([.O90];9)+BITLSHIFT([.AA90];8)+BITLSHIFT([.X90];7)+BITLSHIFT([.Y90];6)+BITLSHIFT([.Z90];5)+BITLSHIFT([.AB90];4)" office:value-type="float" office:value="805988368" calcext:value-type="float">
            <text:p>805988368</text:p>
          </table:table-cell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0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COM.MICROSOFT.SWITCH([.I90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0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0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)" office:value-type="string" office:string-value="5A" calcext:value-type="string">
            <text:p>5A</text:p>
          </table:table-cell>
          <table:table-cell table:formula="of:=DEC2HEX([.D91])" office:value-type="string" office:string-value="3CD00200" calcext:value-type="string">
            <text:p>3CD00200</text:p>
          </table:table-cell>
          <table:table-cell table:formula="of:=BITLSHIFT([.H91];20)+BITLSHIFT([.J91];24)+BITLSHIFT([.L91];28)+BITLSHIFT([.S91];18)+BITLSHIFT([.Q91];16)+BITLSHIFT([.U91];14)+BITLSHIFT([.W91];12)+BITLSHIFT([.M91];11)+BITLSHIFT([.N91];10)+BITLSHIFT([.O91];9)+BITLSHIFT([.AA91];8)+BITLSHIFT([.X91];7)+BITLSHIFT([.Y91];6)+BITLSHIFT([.Z91];5)+BITLSHIFT([.AB91];4)" office:value-type="float" office:value="1020264960" calcext:value-type="float">
            <text:p>1020264960</text:p>
          </table:table-cell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1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1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)" office:value-type="string" office:string-value="5B" calcext:value-type="string">
            <text:p>5B</text:p>
          </table:table-cell>
          <table:table-cell table:formula="of:=DEC2HEX([.D92])" office:value-type="string" office:string-value="3300800" calcext:value-type="string">
            <text:p>3300800</text:p>
          </table:table-cell>
          <table:table-cell table:formula="of:=BITLSHIFT([.H92];20)+BITLSHIFT([.J92];24)+BITLSHIFT([.L92];28)+BITLSHIFT([.S92];18)+BITLSHIFT([.Q92];16)+BITLSHIFT([.U92];14)+BITLSHIFT([.W92];12)+BITLSHIFT([.M92];11)+BITLSHIFT([.N92];10)+BITLSHIFT([.O92];9)+BITLSHIFT([.AA92];8)+BITLSHIFT([.X92];7)+BITLSHIFT([.Y92];6)+BITLSHIFT([.Z92];5)+BITLSHIFT([.AB92];4)" office:value-type="float" office:value="53479424" calcext:value-type="float">
            <text:p>53479424</text:p>
          </table:table-cell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)" office:value-type="string" office:string-value="5C" calcext:value-type="string">
            <text:p>5C</text:p>
          </table:table-cell>
          <table:table-cell table:formula="of:=DEC2HEX([.D93])" office:value-type="string" office:string-value="3300000" calcext:value-type="string">
            <text:p>3300000</text:p>
          </table:table-cell>
          <table:table-cell table:formula="of:=BITLSHIFT([.H93];20)+BITLSHIFT([.J93];24)+BITLSHIFT([.L93];28)+BITLSHIFT([.S93];18)+BITLSHIFT([.Q93];16)+BITLSHIFT([.U93];14)+BITLSHIFT([.W93];12)+BITLSHIFT([.M93];11)+BITLSHIFT([.N93];10)+BITLSHIFT([.O93];9)+BITLSHIFT([.AA93];8)+BITLSHIFT([.X93];7)+BITLSHIFT([.Y93];6)+BITLSHIFT([.Z93];5)+BITLSHIFT([.AB93];4)" office:value-type="float" office:value="53477376" calcext:value-type="float">
            <text:p>53477376</text:p>
          </table:table-cell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9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)" office:value-type="string" office:string-value="5D" calcext:value-type="string">
            <text:p>5D</text:p>
          </table:table-cell>
          <table:table-cell table:formula="of:=DEC2HEX([.D94])" office:value-type="string" office:string-value="33026810" calcext:value-type="string">
            <text:p>33026810</text:p>
          </table:table-cell>
          <table:table-cell table:formula="of:=BITLSHIFT([.H94];20)+BITLSHIFT([.J94];24)+BITLSHIFT([.L94];28)+BITLSHIFT([.S94];18)+BITLSHIFT([.Q94];16)+BITLSHIFT([.U94];14)+BITLSHIFT([.W94];12)+BITLSHIFT([.M94];11)+BITLSHIFT([.N94];10)+BITLSHIFT([.O94];9)+BITLSHIFT([.AA94];8)+BITLSHIFT([.X94];7)+BITLSHIFT([.Y94];6)+BITLSHIFT([.Z94];5)+BITLSHIFT([.AB94];4)" office:value-type="float" office:value="855795728" calcext:value-type="float">
            <text:p>855795728</text:p>
          </table:table-cell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4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I9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4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9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9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)" office:value-type="string" office:string-value="5E" calcext:value-type="string">
            <text:p>5E</text:p>
          </table:table-cell>
          <table:table-cell table:formula="of:=DEC2HEX([.D95])" office:value-type="string" office:string-value="0" calcext:value-type="string">
            <text:p>0</text:p>
          </table:table-cell>
          <table:table-cell table:formula="of:=BITLSHIFT([.H95];20)+BITLSHIFT([.J95];24)+BITLSHIFT([.L95];28)+BITLSHIFT([.S95];18)+BITLSHIFT([.Q95];16)+BITLSHIFT([.U95];14)+BITLSHIFT([.W95];12)+BITLSHIFT([.M95];11)+BITLSHIFT([.N95];10)+BITLSHIFT([.O95];9)+BITLSHIFT([.AA95];8)+BITLSHIFT([.X95];7)+BITLSHIFT([.Y95];6)+BITLSHIFT([.Z95];5)+BITLSHIFT([.AB95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)" office:value-type="string" office:string-value="5F" calcext:value-type="string">
            <text:p>5F</text:p>
          </table:table-cell>
          <table:table-cell table:formula="of:=DEC2HEX([.D96])" office:value-type="string" office:string-value="30380800" calcext:value-type="string">
            <text:p>30380800</text:p>
          </table:table-cell>
          <table:table-cell table:formula="of:=BITLSHIFT([.H96];20)+BITLSHIFT([.J96];24)+BITLSHIFT([.L96];28)+BITLSHIFT([.S96];18)+BITLSHIFT([.Q96];16)+BITLSHIFT([.U96];14)+BITLSHIFT([.W96];12)+BITLSHIFT([.M96];11)+BITLSHIFT([.N96];10)+BITLSHIFT([.O96];9)+BITLSHIFT([.AA96];8)+BITLSHIFT([.X96];7)+BITLSHIFT([.Y96];6)+BITLSHIFT([.Z96];5)+BITLSHIFT([.AB96];4)" office:value-type="float" office:value="808978432" calcext:value-type="float">
            <text:p>808978432</text:p>
          </table:table-cell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96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6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96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9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)" office:value-type="string" office:string-value="60" calcext:value-type="string">
            <text:p>60</text:p>
          </table:table-cell>
          <table:table-cell table:formula="of:=DEC2HEX([.D97])" office:value-type="string" office:string-value="333A6810" calcext:value-type="string">
            <text:p>333A6810</text:p>
          </table:table-cell>
          <table:table-cell table:formula="of:=BITLSHIFT([.H97];20)+BITLSHIFT([.J97];24)+BITLSHIFT([.L97];28)+BITLSHIFT([.S97];18)+BITLSHIFT([.Q97];16)+BITLSHIFT([.U97];14)+BITLSHIFT([.W97];12)+BITLSHIFT([.M97];11)+BITLSHIFT([.N97];10)+BITLSHIFT([.O97];9)+BITLSHIFT([.AA97];8)+BITLSHIFT([.X97];7)+BITLSHIFT([.Y97];6)+BITLSHIFT([.Z97];5)+BITLSHIFT([.AB97];4)" office:value-type="float" office:value="859465744" calcext:value-type="float">
            <text:p>859465744</text:p>
          </table:table-cell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7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)" office:value-type="string" office:string-value="61" calcext:value-type="string">
            <text:p>61</text:p>
          </table:table-cell>
          <table:table-cell table:formula="of:=DEC2HEX([.D98])" office:value-type="string" office:string-value="3CD00200" calcext:value-type="string">
            <text:p>3CD00200</text:p>
          </table:table-cell>
          <table:table-cell table:formula="of:=BITLSHIFT([.H98];20)+BITLSHIFT([.J98];24)+BITLSHIFT([.L98];28)+BITLSHIFT([.S98];18)+BITLSHIFT([.Q98];16)+BITLSHIFT([.U98];14)+BITLSHIFT([.W98];12)+BITLSHIFT([.M98];11)+BITLSHIFT([.N98];10)+BITLSHIFT([.O98];9)+BITLSHIFT([.AA98];8)+BITLSHIFT([.X98];7)+BITLSHIFT([.Y98];6)+BITLSHIFT([.Z98];5)+BITLSHIFT([.AB98];4)" office:value-type="float" office:value="1020264960" calcext:value-type="float">
            <text:p>1020264960</text:p>
          </table:table-cell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8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)" office:value-type="string" office:string-value="62" calcext:value-type="string">
            <text:p>62</text:p>
          </table:table-cell>
          <table:table-cell table:formula="of:=DEC2HEX([.D99])" office:value-type="string" office:string-value="3300800" calcext:value-type="string">
            <text:p>3300800</text:p>
          </table:table-cell>
          <table:table-cell table:formula="of:=BITLSHIFT([.H99];20)+BITLSHIFT([.J99];24)+BITLSHIFT([.L99];28)+BITLSHIFT([.S99];18)+BITLSHIFT([.Q99];16)+BITLSHIFT([.U99];14)+BITLSHIFT([.W99];12)+BITLSHIFT([.M99];11)+BITLSHIFT([.N99];10)+BITLSHIFT([.O99];9)+BITLSHIFT([.AA99];8)+BITLSHIFT([.X99];7)+BITLSHIFT([.Y99];6)+BITLSHIFT([.Z99];5)+BITLSHIFT([.AB99];4)" office:value-type="float" office:value="53479424" calcext:value-type="float">
            <text:p>53479424</text:p>
          </table:table-cell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)" office:value-type="string" office:string-value="63" calcext:value-type="string">
            <text:p>63</text:p>
          </table:table-cell>
          <table:table-cell table:formula="of:=DEC2HEX([.D100])" office:value-type="string" office:string-value="3300000" calcext:value-type="string">
            <text:p>3300000</text:p>
          </table:table-cell>
          <table:table-cell table:formula="of:=BITLSHIFT([.H100];20)+BITLSHIFT([.J100];24)+BITLSHIFT([.L100];28)+BITLSHIFT([.S100];18)+BITLSHIFT([.Q100];16)+BITLSHIFT([.U100];14)+BITLSHIFT([.W100];12)+BITLSHIFT([.M100];11)+BITLSHIFT([.N100];10)+BITLSHIFT([.O100];9)+BITLSHIFT([.AA100];8)+BITLSHIFT([.X100];7)+BITLSHIFT([.Y100];6)+BITLSHIFT([.Z100];5)+BITLSHIFT([.AB100];4)" office:value-type="float" office:value="53477376" calcext:value-type="float">
            <text:p>53477376</text:p>
          </table:table-cell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0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0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)" office:value-type="string" office:string-value="64" calcext:value-type="string">
            <text:p>64</text:p>
          </table:table-cell>
          <table:table-cell table:formula="of:=DEC2HEX([.D101])" office:value-type="string" office:string-value="0" calcext:value-type="string">
            <text:p>0</text:p>
          </table:table-cell>
          <table:table-cell table:formula="of:=BITLSHIFT([.H101];20)+BITLSHIFT([.J101];24)+BITLSHIFT([.L101];28)+BITLSHIFT([.S101];18)+BITLSHIFT([.Q101];16)+BITLSHIFT([.U101];14)+BITLSHIFT([.W101];12)+BITLSHIFT([.M101];11)+BITLSHIFT([.N101];10)+BITLSHIFT([.O101];9)+BITLSHIFT([.AA101];8)+BITLSHIFT([.X101];7)+BITLSHIFT([.Y101];6)+BITLSHIFT([.Z101];5)+BITLSHIFT([.AB101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)" office:value-type="string" office:string-value="65" calcext:value-type="string">
            <text:p>65</text:p>
          </table:table-cell>
          <table:table-cell table:formula="of:=DEC2HEX([.D102])" office:value-type="string" office:string-value="0" calcext:value-type="string">
            <text:p>0</text:p>
          </table:table-cell>
          <table:table-cell table:formula="of:=BITLSHIFT([.H102];20)+BITLSHIFT([.J102];24)+BITLSHIFT([.L102];28)+BITLSHIFT([.S102];18)+BITLSHIFT([.Q102];16)+BITLSHIFT([.U102];14)+BITLSHIFT([.W102];12)+BITLSHIFT([.M102];11)+BITLSHIFT([.N102];10)+BITLSHIFT([.O102];9)+BITLSHIFT([.AA102];8)+BITLSHIFT([.X102];7)+BITLSHIFT([.Y102];6)+BITLSHIFT([.Z102];5)+BITLSHIFT([.AB102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)" office:value-type="string" office:string-value="66" calcext:value-type="string">
            <text:p>66</text:p>
          </table:table-cell>
          <table:table-cell table:formula="of:=DEC2HEX([.D103])" office:value-type="string" office:string-value="0" calcext:value-type="string">
            <text:p>0</text:p>
          </table:table-cell>
          <table:table-cell table:formula="of:=BITLSHIFT([.H103];20)+BITLSHIFT([.J103];24)+BITLSHIFT([.L103];28)+BITLSHIFT([.S103];18)+BITLSHIFT([.Q103];16)+BITLSHIFT([.U103];14)+BITLSHIFT([.W103];12)+BITLSHIFT([.M103];11)+BITLSHIFT([.N103];10)+BITLSHIFT([.O103];9)+BITLSHIFT([.AA103];8)+BITLSHIFT([.X103];7)+BITLSHIFT([.Y103];6)+BITLSHIFT([.Z103];5)+BITLSHIFT([.AB103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)" office:value-type="string" office:string-value="67" calcext:value-type="string">
            <text:p>67</text:p>
          </table:table-cell>
          <table:table-cell table:formula="of:=DEC2HEX([.D104])" office:value-type="string" office:string-value="0" calcext:value-type="string">
            <text:p>0</text:p>
          </table:table-cell>
          <table:table-cell table:formula="of:=BITLSHIFT([.H104];20)+BITLSHIFT([.J104];24)+BITLSHIFT([.L104];28)+BITLSHIFT([.S104];18)+BITLSHIFT([.Q104];16)+BITLSHIFT([.U104];14)+BITLSHIFT([.W104];12)+BITLSHIFT([.M104];11)+BITLSHIFT([.N104];10)+BITLSHIFT([.O104];9)+BITLSHIFT([.AA104];8)+BITLSHIFT([.X104];7)+BITLSHIFT([.Y104];6)+BITLSHIFT([.Z104];5)+BITLSHIFT([.AB104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)" office:value-type="string" office:string-value="68" calcext:value-type="string">
            <text:p>68</text:p>
          </table:table-cell>
          <table:table-cell table:formula="of:=DEC2HEX([.D105])" office:value-type="string" office:string-value="0" calcext:value-type="string">
            <text:p>0</text:p>
          </table:table-cell>
          <table:table-cell table:formula="of:=BITLSHIFT([.H105];20)+BITLSHIFT([.J105];24)+BITLSHIFT([.L105];28)+BITLSHIFT([.S105];18)+BITLSHIFT([.Q105];16)+BITLSHIFT([.U105];14)+BITLSHIFT([.W105];12)+BITLSHIFT([.M105];11)+BITLSHIFT([.N105];10)+BITLSHIFT([.O105];9)+BITLSHIFT([.AA105];8)+BITLSHIFT([.X105];7)+BITLSHIFT([.Y105];6)+BITLSHIFT([.Z105];5)+BITLSHIFT([.AB105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)" office:value-type="string" office:string-value="69" calcext:value-type="string">
            <text:p>69</text:p>
          </table:table-cell>
          <table:table-cell table:formula="of:=DEC2HEX([.D106])" office:value-type="string" office:string-value="0" calcext:value-type="string">
            <text:p>0</text:p>
          </table:table-cell>
          <table:table-cell table:formula="of:=BITLSHIFT([.H106];20)+BITLSHIFT([.J106];24)+BITLSHIFT([.L106];28)+BITLSHIFT([.S106];18)+BITLSHIFT([.Q106];16)+BITLSHIFT([.U106];14)+BITLSHIFT([.W106];12)+BITLSHIFT([.M106];11)+BITLSHIFT([.N106];10)+BITLSHIFT([.O106];9)+BITLSHIFT([.AA106];8)+BITLSHIFT([.X106];7)+BITLSHIFT([.Y106];6)+BITLSHIFT([.Z106];5)+BITLSHIFT([.AB106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)" office:value-type="string" office:string-value="6A" calcext:value-type="string">
            <text:p>6A</text:p>
          </table:table-cell>
          <table:table-cell table:formula="of:=DEC2HEX([.D107])" office:value-type="string" office:string-value="0" calcext:value-type="string">
            <text:p>0</text:p>
          </table:table-cell>
          <table:table-cell table:formula="of:=BITLSHIFT([.H107];20)+BITLSHIFT([.J107];24)+BITLSHIFT([.L107];28)+BITLSHIFT([.S107];18)+BITLSHIFT([.Q107];16)+BITLSHIFT([.U107];14)+BITLSHIFT([.W107];12)+BITLSHIFT([.M107];11)+BITLSHIFT([.N107];10)+BITLSHIFT([.O107];9)+BITLSHIFT([.AA107];8)+BITLSHIFT([.X107];7)+BITLSHIFT([.Y107];6)+BITLSHIFT([.Z107];5)+BITLSHIFT([.AB107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)" office:value-type="string" office:string-value="6B" calcext:value-type="string">
            <text:p>6B</text:p>
          </table:table-cell>
          <table:table-cell table:formula="of:=DEC2HEX([.D108])" office:value-type="string" office:string-value="0" calcext:value-type="string">
            <text:p>0</text:p>
          </table:table-cell>
          <table:table-cell table:formula="of:=BITLSHIFT([.H108];20)+BITLSHIFT([.J108];24)+BITLSHIFT([.L108];28)+BITLSHIFT([.S108];18)+BITLSHIFT([.Q108];16)+BITLSHIFT([.U108];14)+BITLSHIFT([.W108];12)+BITLSHIFT([.M108];11)+BITLSHIFT([.N108];10)+BITLSHIFT([.O108];9)+BITLSHIFT([.AA108];8)+BITLSHIFT([.X108];7)+BITLSHIFT([.Y108];6)+BITLSHIFT([.Z108];5)+BITLSHIFT([.AB108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)" office:value-type="string" office:string-value="6C" calcext:value-type="string">
            <text:p>6C</text:p>
          </table:table-cell>
          <table:table-cell table:formula="of:=DEC2HEX([.D109])" office:value-type="string" office:string-value="0" calcext:value-type="string">
            <text:p>0</text:p>
          </table:table-cell>
          <table:table-cell table:formula="of:=BITLSHIFT([.H109];20)+BITLSHIFT([.J109];24)+BITLSHIFT([.L109];28)+BITLSHIFT([.S109];18)+BITLSHIFT([.Q109];16)+BITLSHIFT([.U109];14)+BITLSHIFT([.W109];12)+BITLSHIFT([.M109];11)+BITLSHIFT([.N109];10)+BITLSHIFT([.O109];9)+BITLSHIFT([.AA109];8)+BITLSHIFT([.X109];7)+BITLSHIFT([.Y109];6)+BITLSHIFT([.Z109];5)+BITLSHIFT([.AB109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)" office:value-type="string" office:string-value="6D" calcext:value-type="string">
            <text:p>6D</text:p>
          </table:table-cell>
          <table:table-cell table:formula="of:=DEC2HEX([.D110])" office:value-type="string" office:string-value="0" calcext:value-type="string">
            <text:p>0</text:p>
          </table:table-cell>
          <table:table-cell table:formula="of:=BITLSHIFT([.H110];20)+BITLSHIFT([.J110];24)+BITLSHIFT([.L110];28)+BITLSHIFT([.S110];18)+BITLSHIFT([.Q110];16)+BITLSHIFT([.U110];14)+BITLSHIFT([.W110];12)+BITLSHIFT([.M110];11)+BITLSHIFT([.N110];10)+BITLSHIFT([.O110];9)+BITLSHIFT([.AA110];8)+BITLSHIFT([.X110];7)+BITLSHIFT([.Y110];6)+BITLSHIFT([.Z110];5)+BITLSHIFT([.AB110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)" office:value-type="string" office:string-value="6E" calcext:value-type="string">
            <text:p>6E</text:p>
          </table:table-cell>
          <table:table-cell table:formula="of:=DEC2HEX([.D111])" office:value-type="string" office:string-value="0" calcext:value-type="string">
            <text:p>0</text:p>
          </table:table-cell>
          <table:table-cell table:formula="of:=BITLSHIFT([.H111];20)+BITLSHIFT([.J111];24)+BITLSHIFT([.L111];28)+BITLSHIFT([.S111];18)+BITLSHIFT([.Q111];16)+BITLSHIFT([.U111];14)+BITLSHIFT([.W111];12)+BITLSHIFT([.M111];11)+BITLSHIFT([.N111];10)+BITLSHIFT([.O111];9)+BITLSHIFT([.AA111];8)+BITLSHIFT([.X111];7)+BITLSHIFT([.Y111];6)+BITLSHIFT([.Z111];5)+BITLSHIFT([.AB111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)" office:value-type="string" office:string-value="6F" calcext:value-type="string">
            <text:p>6F</text:p>
          </table:table-cell>
          <table:table-cell table:formula="of:=DEC2HEX([.D112])" office:value-type="string" office:string-value="0" calcext:value-type="string">
            <text:p>0</text:p>
          </table:table-cell>
          <table:table-cell table:formula="of:=BITLSHIFT([.H112];20)+BITLSHIFT([.J112];24)+BITLSHIFT([.L112];28)+BITLSHIFT([.S112];18)+BITLSHIFT([.Q112];16)+BITLSHIFT([.U112];14)+BITLSHIFT([.W112];12)+BITLSHIFT([.M112];11)+BITLSHIFT([.N112];10)+BITLSHIFT([.O112];9)+BITLSHIFT([.AA112];8)+BITLSHIFT([.X112];7)+BITLSHIFT([.Y112];6)+BITLSHIFT([.Z112];5)+BITLSHIFT([.AB112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)" office:value-type="string" office:string-value="70" calcext:value-type="string">
            <text:p>70</text:p>
          </table:table-cell>
          <table:table-cell table:formula="of:=DEC2HEX([.D113])" office:value-type="string" office:string-value="0" calcext:value-type="string">
            <text:p>0</text:p>
          </table:table-cell>
          <table:table-cell table:formula="of:=BITLSHIFT([.H113];20)+BITLSHIFT([.J113];24)+BITLSHIFT([.L113];28)+BITLSHIFT([.S113];18)+BITLSHIFT([.Q113];16)+BITLSHIFT([.U113];14)+BITLSHIFT([.W113];12)+BITLSHIFT([.M113];11)+BITLSHIFT([.N113];10)+BITLSHIFT([.O113];9)+BITLSHIFT([.AA113];8)+BITLSHIFT([.X113];7)+BITLSHIFT([.Y113];6)+BITLSHIFT([.Z113];5)+BITLSHIFT([.AB113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)" office:value-type="string" office:string-value="71" calcext:value-type="string">
            <text:p>71</text:p>
          </table:table-cell>
          <table:table-cell table:formula="of:=DEC2HEX([.D114])" office:value-type="string" office:string-value="0" calcext:value-type="string">
            <text:p>0</text:p>
          </table:table-cell>
          <table:table-cell table:formula="of:=BITLSHIFT([.H114];20)+BITLSHIFT([.J114];24)+BITLSHIFT([.L114];28)+BITLSHIFT([.S114];18)+BITLSHIFT([.Q114];16)+BITLSHIFT([.U114];14)+BITLSHIFT([.W114];12)+BITLSHIFT([.M114];11)+BITLSHIFT([.N114];10)+BITLSHIFT([.O114];9)+BITLSHIFT([.AA114];8)+BITLSHIFT([.X114];7)+BITLSHIFT([.Y114];6)+BITLSHIFT([.Z114];5)+BITLSHIFT([.AB114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)" office:value-type="string" office:string-value="72" calcext:value-type="string">
            <text:p>72</text:p>
          </table:table-cell>
          <table:table-cell table:formula="of:=DEC2HEX([.D115])" office:value-type="string" office:string-value="0" calcext:value-type="string">
            <text:p>0</text:p>
          </table:table-cell>
          <table:table-cell table:formula="of:=BITLSHIFT([.H115];20)+BITLSHIFT([.J115];24)+BITLSHIFT([.L115];28)+BITLSHIFT([.S115];18)+BITLSHIFT([.Q115];16)+BITLSHIFT([.U115];14)+BITLSHIFT([.W115];12)+BITLSHIFT([.M115];11)+BITLSHIFT([.N115];10)+BITLSHIFT([.O115];9)+BITLSHIFT([.AA115];8)+BITLSHIFT([.X115];7)+BITLSHIFT([.Y115];6)+BITLSHIFT([.Z115];5)+BITLSHIFT([.AB115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)" office:value-type="string" office:string-value="73" calcext:value-type="string">
            <text:p>73</text:p>
          </table:table-cell>
          <table:table-cell table:formula="of:=DEC2HEX([.D116])" office:value-type="string" office:string-value="0" calcext:value-type="string">
            <text:p>0</text:p>
          </table:table-cell>
          <table:table-cell table:formula="of:=BITLSHIFT([.H116];20)+BITLSHIFT([.J116];24)+BITLSHIFT([.L116];28)+BITLSHIFT([.S116];18)+BITLSHIFT([.Q116];16)+BITLSHIFT([.U116];14)+BITLSHIFT([.W116];12)+BITLSHIFT([.M116];11)+BITLSHIFT([.N116];10)+BITLSHIFT([.O116];9)+BITLSHIFT([.AA116];8)+BITLSHIFT([.X116];7)+BITLSHIFT([.Y116];6)+BITLSHIFT([.Z116];5)+BITLSHIFT([.AB116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)" office:value-type="string" office:string-value="74" calcext:value-type="string">
            <text:p>74</text:p>
          </table:table-cell>
          <table:table-cell table:formula="of:=DEC2HEX([.D117])" office:value-type="string" office:string-value="0" calcext:value-type="string">
            <text:p>0</text:p>
          </table:table-cell>
          <table:table-cell table:formula="of:=BITLSHIFT([.H117];20)+BITLSHIFT([.J117];24)+BITLSHIFT([.L117];28)+BITLSHIFT([.S117];18)+BITLSHIFT([.Q117];16)+BITLSHIFT([.U117];14)+BITLSHIFT([.W117];12)+BITLSHIFT([.M117];11)+BITLSHIFT([.N117];10)+BITLSHIFT([.O117];9)+BITLSHIFT([.AA117];8)+BITLSHIFT([.X117];7)+BITLSHIFT([.Y117];6)+BITLSHIFT([.Z117];5)+BITLSHIFT([.AB117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)" office:value-type="string" office:string-value="75" calcext:value-type="string">
            <text:p>75</text:p>
          </table:table-cell>
          <table:table-cell table:formula="of:=DEC2HEX([.D118])" office:value-type="string" office:string-value="0" calcext:value-type="string">
            <text:p>0</text:p>
          </table:table-cell>
          <table:table-cell table:formula="of:=BITLSHIFT([.H118];20)+BITLSHIFT([.J118];24)+BITLSHIFT([.L118];28)+BITLSHIFT([.S118];18)+BITLSHIFT([.Q118];16)+BITLSHIFT([.U118];14)+BITLSHIFT([.W118];12)+BITLSHIFT([.M118];11)+BITLSHIFT([.N118];10)+BITLSHIFT([.O118];9)+BITLSHIFT([.AA118];8)+BITLSHIFT([.X118];7)+BITLSHIFT([.Y118];6)+BITLSHIFT([.Z118];5)+BITLSHIFT([.AB118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)" office:value-type="string" office:string-value="76" calcext:value-type="string">
            <text:p>76</text:p>
          </table:table-cell>
          <table:table-cell table:formula="of:=DEC2HEX([.D119])" office:value-type="string" office:string-value="0" calcext:value-type="string">
            <text:p>0</text:p>
          </table:table-cell>
          <table:table-cell table:formula="of:=BITLSHIFT([.H119];20)+BITLSHIFT([.J119];24)+BITLSHIFT([.L119];28)+BITLSHIFT([.S119];18)+BITLSHIFT([.Q119];16)+BITLSHIFT([.U119];14)+BITLSHIFT([.W119];12)+BITLSHIFT([.M119];11)+BITLSHIFT([.N119];10)+BITLSHIFT([.O119];9)+BITLSHIFT([.AA119];8)+BITLSHIFT([.X119];7)+BITLSHIFT([.Y119];6)+BITLSHIFT([.Z119];5)+BITLSHIFT([.AB119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)" office:value-type="string" office:string-value="77" calcext:value-type="string">
            <text:p>77</text:p>
          </table:table-cell>
          <table:table-cell table:formula="of:=DEC2HEX([.D120])" office:value-type="string" office:string-value="0" calcext:value-type="string">
            <text:p>0</text:p>
          </table:table-cell>
          <table:table-cell table:formula="of:=BITLSHIFT([.H120];20)+BITLSHIFT([.J120];24)+BITLSHIFT([.L120];28)+BITLSHIFT([.S120];18)+BITLSHIFT([.Q120];16)+BITLSHIFT([.U120];14)+BITLSHIFT([.W120];12)+BITLSHIFT([.M120];11)+BITLSHIFT([.N120];10)+BITLSHIFT([.O120];9)+BITLSHIFT([.AA120];8)+BITLSHIFT([.X120];7)+BITLSHIFT([.Y120];6)+BITLSHIFT([.Z120];5)+BITLSHIFT([.AB120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)" office:value-type="string" office:string-value="78" calcext:value-type="string">
            <text:p>78</text:p>
          </table:table-cell>
          <table:table-cell table:formula="of:=DEC2HEX([.D121])" office:value-type="string" office:string-value="0" calcext:value-type="string">
            <text:p>0</text:p>
          </table:table-cell>
          <table:table-cell table:formula="of:=BITLSHIFT([.H121];20)+BITLSHIFT([.J121];24)+BITLSHIFT([.L121];28)+BITLSHIFT([.S121];18)+BITLSHIFT([.Q121];16)+BITLSHIFT([.U121];14)+BITLSHIFT([.W121];12)+BITLSHIFT([.M121];11)+BITLSHIFT([.N121];10)+BITLSHIFT([.O121];9)+BITLSHIFT([.AA121];8)+BITLSHIFT([.X121];7)+BITLSHIFT([.Y121];6)+BITLSHIFT([.Z121];5)+BITLSHIFT([.AB121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)" office:value-type="string" office:string-value="79" calcext:value-type="string">
            <text:p>79</text:p>
          </table:table-cell>
          <table:table-cell table:formula="of:=DEC2HEX([.D122])" office:value-type="string" office:string-value="0" calcext:value-type="string">
            <text:p>0</text:p>
          </table:table-cell>
          <table:table-cell table:formula="of:=BITLSHIFT([.H122];20)+BITLSHIFT([.J122];24)+BITLSHIFT([.L122];28)+BITLSHIFT([.S122];18)+BITLSHIFT([.Q122];16)+BITLSHIFT([.U122];14)+BITLSHIFT([.W122];12)+BITLSHIFT([.M122];11)+BITLSHIFT([.N122];10)+BITLSHIFT([.O122];9)+BITLSHIFT([.AA122];8)+BITLSHIFT([.X122];7)+BITLSHIFT([.Y122];6)+BITLSHIFT([.Z122];5)+BITLSHIFT([.AB122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)" office:value-type="string" office:string-value="7A" calcext:value-type="string">
            <text:p>7A</text:p>
          </table:table-cell>
          <table:table-cell table:formula="of:=DEC2HEX([.D123])" office:value-type="string" office:string-value="0" calcext:value-type="string">
            <text:p>0</text:p>
          </table:table-cell>
          <table:table-cell table:formula="of:=BITLSHIFT([.H123];20)+BITLSHIFT([.J123];24)+BITLSHIFT([.L123];28)+BITLSHIFT([.S123];18)+BITLSHIFT([.Q123];16)+BITLSHIFT([.U123];14)+BITLSHIFT([.W123];12)+BITLSHIFT([.M123];11)+BITLSHIFT([.N123];10)+BITLSHIFT([.O123];9)+BITLSHIFT([.AA123];8)+BITLSHIFT([.X123];7)+BITLSHIFT([.Y123];6)+BITLSHIFT([.Z123];5)+BITLSHIFT([.AB123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)" office:value-type="string" office:string-value="7B" calcext:value-type="string">
            <text:p>7B</text:p>
          </table:table-cell>
          <table:table-cell table:formula="of:=DEC2HEX([.D124])" office:value-type="string" office:string-value="0" calcext:value-type="string">
            <text:p>0</text:p>
          </table:table-cell>
          <table:table-cell table:formula="of:=BITLSHIFT([.H124];20)+BITLSHIFT([.J124];24)+BITLSHIFT([.L124];28)+BITLSHIFT([.S124];18)+BITLSHIFT([.Q124];16)+BITLSHIFT([.U124];14)+BITLSHIFT([.W124];12)+BITLSHIFT([.M124];11)+BITLSHIFT([.N124];10)+BITLSHIFT([.O124];9)+BITLSHIFT([.AA124];8)+BITLSHIFT([.X124];7)+BITLSHIFT([.Y124];6)+BITLSHIFT([.Z124];5)+BITLSHIFT([.AB124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)" office:value-type="string" office:string-value="7C" calcext:value-type="string">
            <text:p>7C</text:p>
          </table:table-cell>
          <table:table-cell table:formula="of:=DEC2HEX([.D125])" office:value-type="string" office:string-value="0" calcext:value-type="string">
            <text:p>0</text:p>
          </table:table-cell>
          <table:table-cell table:formula="of:=BITLSHIFT([.H125];20)+BITLSHIFT([.J125];24)+BITLSHIFT([.L125];28)+BITLSHIFT([.S125];18)+BITLSHIFT([.Q125];16)+BITLSHIFT([.U125];14)+BITLSHIFT([.W125];12)+BITLSHIFT([.M125];11)+BITLSHIFT([.N125];10)+BITLSHIFT([.O125];9)+BITLSHIFT([.AA125];8)+BITLSHIFT([.X125];7)+BITLSHIFT([.Y125];6)+BITLSHIFT([.Z125];5)+BITLSHIFT([.AB125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)" office:value-type="string" office:string-value="7D" calcext:value-type="string">
            <text:p>7D</text:p>
          </table:table-cell>
          <table:table-cell table:formula="of:=DEC2HEX([.D126])" office:value-type="string" office:string-value="0" calcext:value-type="string">
            <text:p>0</text:p>
          </table:table-cell>
          <table:table-cell table:formula="of:=BITLSHIFT([.H126];20)+BITLSHIFT([.J126];24)+BITLSHIFT([.L126];28)+BITLSHIFT([.S126];18)+BITLSHIFT([.Q126];16)+BITLSHIFT([.U126];14)+BITLSHIFT([.W126];12)+BITLSHIFT([.M126];11)+BITLSHIFT([.N126];10)+BITLSHIFT([.O126];9)+BITLSHIFT([.AA126];8)+BITLSHIFT([.X126];7)+BITLSHIFT([.Y126];6)+BITLSHIFT([.Z126];5)+BITLSHIFT([.AB126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)" office:value-type="string" office:string-value="7E" calcext:value-type="string">
            <text:p>7E</text:p>
          </table:table-cell>
          <table:table-cell table:formula="of:=DEC2HEX([.D127])" office:value-type="string" office:string-value="0" calcext:value-type="string">
            <text:p>0</text:p>
          </table:table-cell>
          <table:table-cell table:formula="of:=BITLSHIFT([.H127];20)+BITLSHIFT([.J127];24)+BITLSHIFT([.L127];28)+BITLSHIFT([.S127];18)+BITLSHIFT([.Q127];16)+BITLSHIFT([.U127];14)+BITLSHIFT([.W127];12)+BITLSHIFT([.M127];11)+BITLSHIFT([.N127];10)+BITLSHIFT([.O127];9)+BITLSHIFT([.AA127];8)+BITLSHIFT([.X127];7)+BITLSHIFT([.Y127];6)+BITLSHIFT([.Z127];5)+BITLSHIFT([.AB127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)" office:value-type="string" office:string-value="7F" calcext:value-type="string">
            <text:p>7F</text:p>
          </table:table-cell>
          <table:table-cell table:formula="of:=DEC2HEX([.D128])" office:value-type="string" office:string-value="0" calcext:value-type="string">
            <text:p>0</text:p>
          </table:table-cell>
          <table:table-cell table:formula="of:=BITLSHIFT([.H128];20)+BITLSHIFT([.J128];24)+BITLSHIFT([.L128];28)+BITLSHIFT([.S128];18)+BITLSHIFT([.Q128];16)+BITLSHIFT([.U128];14)+BITLSHIFT([.W128];12)+BITLSHIFT([.M128];11)+BITLSHIFT([.N128];10)+BITLSHIFT([.O128];9)+BITLSHIFT([.AA128];8)+BITLSHIFT([.X128];7)+BITLSHIFT([.Y128];6)+BITLSHIFT([.Z128];5)+BITLSHIFT([.AB128];4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hex</text:p>
          </table:table-cell>
          <table:table-cell table:style-name="Default"/>
          <table:table-cell office:value-type="string" calcext:value-type="string">
            <text:p>data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wAd</text:p>
          </table:table-cell>
          <table:table-cell/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3:20</text:p>
          </table:table-cell>
          <table:table-cell/>
          <table:table-cell office:value-type="string" calcext:value-type="string">
            <text:p>27:24</text:p>
          </table:table-cell>
          <table:table-cell/>
          <table:table-cell table:style-name="ce4" office:value-type="string" calcext:value-type="string">
            <text:p>31:28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:16</text:p>
          </table:table-cell>
          <table:table-cell/>
          <table:table-cell office:value-type="string" calcext:value-type="string">
            <text:p>19:18</text:p>
          </table:table-cell>
          <table:table-cell/>
          <table:table-cell office:value-type="string" calcext:value-type="string">
            <text:p>15:14</text:p>
          </table:table-cell>
          <table:table-cell/>
          <table:table-cell office:value-type="string" calcext:value-type="string">
            <text:p>13:12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15: PH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L*</text:p>
          </table:table-cell>
          <table:table-cell/>
          <table:table-cell office:value-type="string" calcext:value-type="string">
            <text:p>PL*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3: 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M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1: i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0: i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H</text:p>
          </table:table-cell>
          <table:table-cell/>
          <table:table-cell office:value-type="string" calcext:value-type="string">
            <text:p>LH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8: <text:s text:c="2"/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ZL</text:p>
          </table:table-cell>
          <table:table-cell/>
          <table:table-cell office:value-type="string" calcext:value-type="string">
            <text:p>Z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TL</text:p>
          </table:table-cell>
          <table:table-cell table:number-columns-repeated="2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3: <text:s text:c="2"/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2: <text:s text:c="2"/>Y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kD2</text:p>
          </table:table-cell>
          <table:table-cell table:number-columns-repeated="4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memz</text:p>
          </table:table-cell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mCin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: <text:s text:c="2"/>X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zf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7"/>
          <table:table-cell office:value-type="string" calcext:value-type="string">
            <text:p>note: useK will become prevK at the end of this clock cycle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!zd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zd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0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1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2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3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4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5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6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7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2T10:06:17.030861556</dc:date>
    <meta:editing-duration>P2DT17H41M24S</meta:editing-duration>
    <meta:editing-cycles>79</meta:editing-cycles>
    <meta:generator>LibreOffice/7.0.4.2$Linux_X86_64 LibreOffice_project/00$Build-2</meta:generator>
    <meta:document-statistic meta:table-count="2" meta:cell-count="4583" meta:object-count="0"/>
  </office:meta>
</office:document-meta>
</file>